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ra Code" svg:font-family="'Fira Cod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707070" draw:stroke-linejoin="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dba0db"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efef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16191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72d9f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cc642"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CUSTOM-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CUSTOM-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9"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SECTION_5f_TITLE_5f_AND_5f_DESCRIPTION-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ONLY-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3"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9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CUSTOM_5f_9_5f_1_5f_1-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6" style:family="presentation" style:parent-style-name="CUSTOM_5f_9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CUSTOM_5f_9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USTOM_5f_9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0" style:family="presentation" style:parent-style-name="CUSTOM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1"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draw:fill-color="#ffffff"/>
      <style:paragraph-properties fo:text-align="start" style:font-independent-line-spacing="true"/>
      <style:text-properties fo:font-size="30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loext:graphic-properties draw:fill="none"/>
      <style:paragraph-properties fo:text-align="start" style:font-independent-line-spacing="true"/>
      <style:text-properties fo:font-size="28pt"/>
    </style:style>
    <style:style style:name="P11" style:family="paragraph">
      <style:paragraph-properties fo:margin-left="1.27cm" fo:margin-right="0cm" fo:margin-top="0cm" fo:margin-bottom="0cm" fo:line-height="100%" fo:text-align="justify" fo:text-indent="1.27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justify" fo:text-indent="1.27cm" style:writing-mode="lr-tb">
        <style:tab-stops>
          <style:tab-stop style:position="0cm"/>
        </style:tab-stops>
      </style:paragraph-properties>
    </style:style>
    <style:style style:name="P14" style:family="paragraph">
      <style:paragraph-properties fo:margin-left="1.248cm" fo:margin-right="0cm" fo:margin-top="0.353cm" fo:margin-bottom="0cm" fo:line-height="100%" fo:text-align="justify"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6"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20pt"/>
    </style:style>
    <style:style style:name="P21" style:family="paragraph">
      <loext:graphic-properties draw:fill="none" draw:fill-color="#ffffff"/>
      <style:paragraph-properties fo:text-align="start" style:font-independent-line-spacing="true"/>
      <style:text-properties fo:font-size="20pt"/>
    </style:style>
    <style:style style:name="P22" style:family="paragraph">
      <loext:graphic-properties draw:fill="solid" draw:fill-color="#dba0db"/>
      <style:paragraph-properties fo:text-align="start" style:font-independent-line-spacing="true"/>
      <style:text-properties fo:font-size="14pt"/>
    </style:style>
    <style:style style:name="P23" style:family="paragraph">
      <loext:graphic-properties draw:fill="solid" draw:fill-color="#fefefe"/>
      <style:paragraph-properties fo:text-align="start" style:font-independent-line-spacing="true"/>
      <style:text-properties fo:font-size="14pt"/>
    </style:style>
    <style:style style:name="P24" style:family="paragraph">
      <loext:graphic-properties draw:fill="solid" draw:fill-color="#16191f"/>
      <style:paragraph-properties fo:text-align="start" style:font-independent-line-spacing="true"/>
      <style:text-properties fo:font-size="14pt"/>
    </style:style>
    <style:style style:name="P25" style:family="paragraph">
      <loext:graphic-properties draw:fill="solid" draw:fill-color="#72d9f0"/>
      <style:paragraph-properties fo:text-align="start" style:font-independent-line-spacing="true"/>
      <style:text-properties fo:font-size="14pt"/>
    </style:style>
    <style:style style:name="P26" style:family="paragraph">
      <loext:graphic-properties draw:fill="solid" draw:fill-color="#ffffff"/>
      <style:paragraph-properties fo:text-align="start" style:font-independent-line-spacing="true"/>
      <style:text-properties fo:font-size="14pt"/>
    </style:style>
    <style:style style:name="P27" style:family="paragraph">
      <loext:graphic-properties draw:fill="solid" draw:fill-color="#fcc642"/>
      <style:paragraph-properties fo:text-align="start" style:font-independent-line-spacing="true"/>
      <style:text-properties fo:font-size="14pt"/>
    </style:style>
    <style:style style:name="T1" style:family="text">
      <style:text-properties fo:font-variant="normal" fo:text-transform="none" fo:color="#ff5858"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2" style:family="text">
      <style:text-properties fo:font-variant="normal" fo:text-transform="none" fo:color="#a5cf27"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3" style:family="text">
      <style:text-properties fo:font-variant="normal" fo:text-transform="none" fo:color="#e7e7e7"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4" style:family="text">
      <style:text-properties fo:font-variant="normal" fo:text-transform="none" fo:color="#e7e7e7"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5" style:family="text">
      <style:text-properties fo:font-variant="normal" fo:text-transform="none" fo:color="#e7e7e7"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7" style:family="text">
      <style:text-properties fo:font-variant="normal" fo:text-transform="none" fo:color="#dba0db"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8" style:family="text">
      <style:text-properties fo:font-variant="normal" fo:text-transform="none" fo:color="#fcc642"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9" style:family="text">
      <style:text-properties fo:font-variant="normal" fo:text-transform="none" fo:color="#ff5858" style:text-line-through-style="none" style:text-line-through-type="none" style:text-position="0% 100%" style:font-name="Fira Code" fo:font-size="25pt" fo:letter-spacing="normal" fo:font-style="normal" style:text-underline-style="none" fo:font-weight="normal" style:font-name-asian="Fira Code" style:font-size-asian="25pt" style:font-style-asian="normal" style:font-weight-asian="normal" style:font-name-complex="Fira Code" style:font-size-complex="25pt" style:font-style-complex="normal" style:font-weight-complex="normal"/>
    </style:style>
    <style:style style:name="T10" style:family="text">
      <style:text-properties fo:font-variant="normal" fo:text-transform="none" fo:color="#dba0db"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2" style:family="text">
      <style:text-properties fo:font-variant="normal" fo:text-transform="none" fo:color="#fcc642"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13" style:family="text">
      <style:text-properties fo:font-variant="normal" fo:text-transform="none" fo:color="#ff5858" style:text-line-through-style="none" style:text-line-through-type="none" style:text-position="0% 100%" style:font-name="Fira Code" fo:font-size="28pt" fo:letter-spacing="normal" fo:font-style="normal" style:text-underline-style="none" fo:font-weight="normal" style:font-name-asian="Fira Code" style:font-size-asian="28pt" style:font-style-asian="normal" style:font-weight-asian="normal" style:font-name-complex="Fira Code" style:font-size-complex="2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Fira Code" fo:font-size="28pt" fo:letter-spacing="normal" fo:font-style="normal" style:text-underline-style="none" fo:font-weight="normal" style:font-name-asian="Fira Code" style:font-size-asian="28pt" style:font-style-asian="normal" style:font-weight-asian="normal" style:font-name-complex="Fira Code" style:font-size-complex="28pt" style:font-style-complex="normal" style:font-weight-complex="normal"/>
    </style:style>
    <style:style style:name="T15" style:family="text">
      <style:text-properties fo:font-variant="normal" fo:text-transform="none" fo:color="#72d9f0"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17" style:family="text">
      <style:text-properties fo:font-variant="normal" fo:text-transform="none" fo:color="#dba0db"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18" style:family="text">
      <style:text-properties fo:font-variant="normal" fo:text-transform="none" fo:color="#dba0db"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19" style:family="text">
      <style:text-properties fo:font-variant="normal" fo:text-transform="none" fo:color="#a5cf27" style:text-line-through-style="none" style:text-line-through-type="none" style:text-position="0% 100%" style:font-name="Fira Code" fo:font-size="28pt" fo:letter-spacing="normal" fo:font-style="normal" style:text-underline-style="none" fo:font-weight="normal" style:font-name-asian="Fira Code" style:font-size-asian="28pt" style:font-style-asian="normal" style:font-weight-asian="normal" style:font-name-complex="Fira Code" style:font-size-complex="28pt" style:font-style-complex="normal" style:font-weight-complex="normal"/>
    </style:style>
    <style:style style:name="T20" style:family="text">
      <style:text-properties fo:font-variant="normal" fo:text-transform="none" fo:color="#fcc642"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21" style:family="text">
      <style:text-properties fo:font-variant="normal" fo:text-transform="none" fo:color="#72d9f0"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22" style:family="text">
      <style:text-properties fo:font-variant="normal" fo:text-transform="none" fo:color="#a5cf27"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23" style:family="text">
      <style:text-properties fo:font-variant="normal" fo:text-transform="none" fo:color="#ff5858" style:text-line-through-style="none" style:text-line-through-type="none" style:text-position="0% 100%" style:font-name="Fira Code" fo:font-size="14pt" fo:letter-spacing="normal" fo:font-style="normal" style:text-underline-style="solid" style:text-underline-width="auto" style:text-underline-color="font-color" fo:font-weight="normal" style:font-name-asian="Fira Code" style:font-size-asian="14pt" style:font-style-asian="normal" style:font-weight-asian="normal" style:font-name-complex="Fira Code" style:font-size-complex="14pt" style:font-style-complex="normal" style:font-weight-complex="normal"/>
    </style:style>
    <text:list-style style:name="L1">
      <text:list-level-style-number text:level="1" style:num-format="">
        <style:list-level-properties text:min-label-width="0.6cm"/>
        <style:text-properties fo:color="#ff58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2d9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58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e32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e32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58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58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72d9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72d9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e7e7e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Fira Code" fo:color="#e7e7e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e7e7e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e7e7e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72d9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54;p25" presentation:style-name="pr1" draw:text-style-name="P2" draw:layer="layout" svg:width="17.573cm" svg:height="1.437cm" svg:x="3.926cm" svg:y="3.178cm" presentation:class="title" presentation:user-transformed="true">
          <draw:text-box>
            <text:p text:style-name="P1"><text:span text:style-name="T1">Programming </text:span><text:span text:style-name="T2">‘Linguagem’ </text:span><text:span text:style-name="T3">{</text:span></text:p>
          </draw:text-box>
        </draw:frame>
        <draw:frame draw:name="Google Shape;455;p25" presentation:style-name="pr2" draw:text-style-name="P4" draw:layer="layout" svg:width="17.229cm" svg:height="2.916cm" svg:x="6.086cm" svg:y="7.071cm" presentation:class="subtitle" presentation:user-transformed="true">
          <draw:text-box>
            <text:p text:style-name="P1"><text:span text:style-name="T4">&lt;</text:span><text:span text:style-name="T4"><text:tab/></text:span><text:span text:style-name="T4">Analista de Sistemas / Programador <text:s/></text:span></text:p>
            <text:p text:style-name="P3"><text:span text:style-name="T4">Desenvolvedor / Back-end</text:span><text:span text:style-name="T4"><text:tab/></text:span></text:p>
            <text:p text:style-name="P1"><text:span text:style-name="T4">&gt;</text:span></text:p>
          </draw:text-box>
        </draw:frame>
        <draw:frame draw:name="Google Shape;456;p25" presentation:style-name="pr2" draw:text-style-name="P4" draw:layer="layout" svg:width="13.513cm" svg:height="0.992cm" svg:x="1.973cm" svg:y="13.041cm" presentation:class="subtitle" presentation:user-transformed="true">
          <draw:text-box>
            <text:p text:style-name="P1"><text:span text:style-name="T5">Programming Language</text:span></text:p>
          </draw:text-box>
        </draw:frame>
        <draw:frame draw:name="Google Shape;457;p25" presentation:style-name="pr2" draw:text-style-name="P5" draw:layer="layout" svg:width="16.975cm" svg:height="1.279cm" svg:x="4.969cm" svg:y="4.894cm" presentation:class="subtitle" presentation:user-transformed="true">
          <draw:text-box>
            <text:p text:style-name="P1"><text:span text:style-name="T6">[</text:span><text:span text:style-name="T7">Sérgio Renato</text:span><text:span text:style-name="T1"> </text:span><text:span text:style-name="T8">Steglich</text:span><text:span text:style-name="T6">] </text:span></text:p>
          </draw:text-box>
        </draw:frame>
        <draw:g draw:name="Google Shape;458;p25">
          <draw:custom-shape draw:name="Google Shape;459;p25" draw:style-name="gr1" draw:text-style-name="P6" draw:layer="layout" svg:width="0.001cm" svg:height="4.897cm" svg:x="4.312cm" svg:y="4.889cm">
            <text:p/>
            <draw:enhanced-geometry draw:mirror-horizontal="false" draw:mirror-vertical="false" svg:viewBox="0 0 21600 21600" draw:type="mso-spt32" draw:enhanced-path="M 0 0 L 21600 21600 N"/>
          </draw:custom-shape>
          <draw:custom-shape draw:name="Google Shape;460;p25" draw:style-name="gr2" draw:text-style-name="P7" draw:layer="layout" svg:width="1.405cm" svg:height="1.778cm" svg:x="3.926cm" svg:y="9.883cm">
            <text:p text:style-name="P1"><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1;p25" presentation:style-name="pr2" draw:text-style-name="P4" draw:layer="layout" svg:width="12.699cm" svg:height="0.992cm" svg:x="-0.017cm" svg:y="0.254cm" presentation:class="subtitle" presentation:user-transformed="true">
          <draw:text-box>
            <text:p text:style-name="P8"><text:span text:style-name="T5">forbeginners.html</text:span></text:p>
          </draw:text-box>
        </draw:frame>
        <draw:frame draw:name="Google Shape;462;p25" presentation:style-name="pr2" draw:text-style-name="P4" draw:layer="layout" svg:width="12.699cm" svg:height="0.992cm" svg:x="12.7cm" svg:y="0.254cm" presentation:class="subtitle" presentation:user-transformed="true">
          <draw:text-box>
            <text:p text:style-name="P8"><text:span text:style-name="T5">workshop.css</text:span></text:p>
          </draw:text-box>
        </draw:frame>
        <presentation:notes draw:style-name="dp2">
          <draw:page-thumbnail draw:name="Google Shape;451;ge7b5133482_0_0:notes" draw:style-name="gr3" draw:layer="layout" svg:width="16.932cm" svg:height="9.524cm" svg:x="1.059cm" svg:y="1.905cm" draw:page-number="1" presentation:class="page"/>
          <draw:frame draw:name="Google Shape;452;ge7b5133482_0_0:notes" presentation:style-name="pr3" draw:text-style-name="P9" draw:layer="layout" svg:width="15.239cm" svg:height="11.429cm" svg:x="1.905cm" svg:y="12.065cm" presentation:class="notes" presentation:placeholder="true" presentation:user-transformed="true">
            <draw:text-box/>
          </draw:frame>
        </presentation:notes>
      </draw:page>
      <draw:page draw:name="Presentation {" draw:style-name="dp1" draw:master-page-name="CUSTOM">
        <draw:frame draw:name="Google Shape;467;p26" presentation:style-name="pr4" draw:text-style-name="P10" draw:layer="layout" svg:width="1.992cm" svg:height="0.992cm" svg:x="3.693cm" svg:y="3.303cm" presentation:class="title" presentation:user-transformed="true">
          <draw:text-box>
            <text:p text:style-name="P8"><text:span text:style-name="T9">01</text:span></text:p>
          </draw:text-box>
        </draw:frame>
        <draw:frame draw:name="Google Shape;468;p26" presentation:style-name="pr5" draw:text-style-name="P12" draw:layer="layout" svg:width="19.677cm" svg:height="2.789cm" svg:x="5.316cm" svg:y="3.356cm" presentation:class="subtitle" presentation:user-transformed="true">
          <draw:text-box>
            <text:p text:style-name="P11"><text:span text:style-name="T5">&lt; O meu nome é Sérgio Renato Steglich, sou gaúcho de Santo Ângelo, mas moro em Florianópolis, nasci com problemas auditivos pelo causas genéticas. &gt;</text:span></text:p>
          </draw:text-box>
        </draw:frame>
        <draw:frame draw:name="Google Shape;469;p26" presentation:style-name="pr5" draw:text-style-name="P4" draw:layer="layout" svg:width="4.466cm" svg:height="0.939cm" svg:x="5.316cm" svg:y="3.356cm" presentation:class="subtitle" presentation:user-transformed="true">
          <draw:text-box>
            <text:p text:style-name="P1"><text:span text:style-name="T10">Sou eu</text:span></text:p>
          </draw:text-box>
        </draw:frame>
        <draw:frame draw:name="Google Shape;470;p26" presentation:style-name="pr4" draw:text-style-name="P10" draw:layer="layout" svg:width="1.844cm" svg:height="0.939cm" svg:x="3.693cm" svg:y="9.233cm" presentation:class="title" presentation:user-transformed="true">
          <draw:text-box>
            <text:p text:style-name="P8"><text:span text:style-name="T9">03</text:span></text:p>
          </draw:text-box>
        </draw:frame>
        <draw:frame draw:name="Google Shape;471;p26" presentation:style-name="pr5" draw:text-style-name="P12" draw:layer="layout" svg:width="18.089cm" svg:height="3.066cm" svg:x="6.904cm" svg:y="9.448cm" presentation:class="subtitle" presentation:user-transformed="true">
          <draw:text-box>
            <text:p text:style-name="P13"><text:span text:style-name="T5">&lt; Sou formado</text:span><text:span text:style-name="T11"> </text:span><text:span text:style-name="T5">em nível superior em Análise de Sistemas e Administração em gestão de Sistemas de Informação e ainda fiz curso técnico de Desenvolvimento de Sistemas na IFSC. &gt;</text:span></text:p>
          </draw:text-box>
        </draw:frame>
        <draw:frame draw:name="Google Shape;472;p26" presentation:style-name="pr5" draw:text-style-name="P12" draw:layer="layout" svg:width="17.802cm" svg:height="2.789cm" svg:x="6.904cm" svg:y="6.437cm" presentation:class="subtitle" presentation:user-transformed="true">
          <draw:text-box>
            <text:p text:style-name="P13"><text:span text:style-name="T5">&lt; No primeiro contato no Mundo da Programação foi a linguagem BASIC, com hardware da <text:s text:c="2"/>CP400 da Prológica, por isso adoro estudar e trabalhar na área de Programação. &gt;</text:span></text:p>
          </draw:text-box>
        </draw:frame>
        <draw:frame draw:name="Google Shape;473;p26" presentation:style-name="pr4" draw:text-style-name="P10" draw:layer="layout" svg:width="1.844cm" svg:height="0.992cm" svg:x="3.694cm" svg:y="5.963cm" presentation:class="title" presentation:user-transformed="true">
          <draw:text-box>
            <text:p text:style-name="P8"><text:span text:style-name="T9">02</text:span></text:p>
          </draw:text-box>
        </draw:frame>
        <draw:frame draw:name="Google Shape;474;p26" presentation:style-name="pr5" draw:text-style-name="P4" draw:layer="layout" svg:width="8.451cm" svg:height="1.355cm" svg:x="5.215cm" svg:y="5.77cm" presentation:class="subtitle" presentation:user-transformed="true">
          <draw:text-box>
            <text:p text:style-name="P1"><text:span text:style-name="T12">Primeiro Contato </text:span></text:p>
          </draw:text-box>
        </draw:frame>
        <draw:frame draw:name="Google Shape;475;p26" presentation:style-name="pr6" draw:text-style-name="P10" draw:layer="layout" svg:width="20.251cm" svg:height="1.502cm" svg:x="3.176cm" svg:y="1.619cm" presentation:class="title" presentation:user-transformed="true">
          <draw:text-box>
            <text:p text:style-name="P1"><text:span text:style-name="T13">Presentation </text:span><text:span text:style-name="T14">{</text:span></text:p>
          </draw:text-box>
        </draw:frame>
        <draw:frame draw:name="Google Shape;476;p26" presentation:style-name="pr5" draw:text-style-name="P4" draw:layer="layout" svg:width="5.107cm" svg:height="0.939cm" svg:x="5.326cm" svg:y="9.233cm" presentation:class="subtitle" presentation:user-transformed="true">
          <draw:text-box>
            <text:p text:style-name="P1"><text:span text:style-name="T15">Formação</text:span></text:p>
          </draw:text-box>
        </draw:frame>
        <draw:g draw:name="Google Shape;477;p26">
          <draw:custom-shape draw:name="Google Shape;478;p26" draw:style-name="gr2" draw:text-style-name="P7" draw:layer="layout" svg:width="1.405cm" svg:height="1.694cm" svg:x="3.013cm" svg:y="10.985cm">
            <text:p text:style-name="P8"><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26" draw:style-name="gr1" draw:text-style-name="P6" draw:layer="layout" svg:width="0.001cm" svg:height="7.678cm" svg:x="3.716cm" svg:y="3.247cm">
            <text:p/>
            <draw:enhanced-geometry draw:mirror-horizontal="false" draw:mirror-vertical="false" svg:viewBox="0 0 21600 21600" draw:type="mso-spt32" draw:enhanced-path="M 0 0 L 21600 21600 N"/>
          </draw:custom-shape>
        </draw:g>
        <draw:frame draw:name="Google Shape;480;p26" presentation:style-name="pr5" draw:text-style-name="P12" draw:layer="layout" svg:width="13.513cm" svg:height="0.992cm" svg:x="1.973cm" svg:y="13.041cm" presentation:class="subtitle" presentation:user-transformed="true">
          <draw:text-box>
            <text:p text:style-name="P1"><text:span text:style-name="T5">Programming Language</text:span></text:p>
          </draw:text-box>
        </draw:frame>
        <draw:frame draw:name="Google Shape;481;p26" presentation:style-name="pr5" draw:text-style-name="P12" draw:layer="layout" svg:width="12.699cm" svg:height="0.992cm" svg:x="-0.017cm" svg:y="0.254cm" presentation:class="subtitle" presentation:user-transformed="true">
          <draw:text-box>
            <text:p text:style-name="P8"><text:span text:style-name="T5">forbeginners.html</text:span></text:p>
          </draw:text-box>
        </draw:frame>
        <draw:frame draw:name="Google Shape;482;p26" presentation:style-name="pr5" draw:text-style-name="P12" draw:layer="layout" svg:width="12.699cm" svg:height="0.992cm" svg:x="12.7cm" svg:y="0.254cm" presentation:class="subtitle" presentation:user-transformed="true">
          <draw:text-box>
            <text:p text:style-name="P8"><text:span text:style-name="T5">workshop.css</text:span></text:p>
          </draw:text-box>
        </draw:frame>
        <presentation:notes draw:style-name="dp2">
          <draw:page-thumbnail draw:name="Google Shape;464;ge7b3cc9d39_0_0:notes" draw:style-name="gr3" draw:layer="layout" svg:width="16.932cm" svg:height="9.524cm" svg:x="1.059cm" svg:y="1.905cm" draw:page-number="2" presentation:class="page"/>
          <draw:frame draw:name="Google Shape;465;ge7b3cc9d39_0_0:notes" presentation:style-name="pr7" draw:text-style-name="P9" draw:layer="layout" svg:width="15.239cm" svg:height="11.429cm" svg:x="1.905cm" svg:y="12.065cm" presentation:class="notes" presentation:placeholder="true" presentation:user-transformed="true">
            <draw:text-box/>
          </draw:frame>
        </presentation:notes>
      </draw:page>
      <draw:page draw:name="Project Idea; {" draw:style-name="dp1" draw:master-page-name="SECTION_5f_TITLE_5f_AND_5f_DESCRIPTION">
        <draw:frame draw:name="Google Shape;487;p27" presentation:style-name="pr8" draw:text-style-name="P10" draw:layer="layout" svg:width="11.236cm" svg:height="1.473cm" svg:x="3.143cm" svg:y="1.726cm" presentation:class="title" presentation:user-transformed="true">
          <draw:text-box>
            <text:p text:style-name="P1"><text:span text:style-name="T13">Project Idea; </text:span><text:span text:style-name="T14">{</text:span></text:p>
          </draw:text-box>
        </draw:frame>
        <draw:frame draw:name="Google Shape;488;p27" presentation:style-name="pr9" draw:text-style-name="P12" draw:layer="layout" svg:width="18.41cm" svg:height="8.637cm" svg:x="4.426cm" svg:y="2.517cm" presentation:class="subtitle" presentation:user-transformed="true">
          <draw:text-box>
            <text:p text:style-name="P14"><text:span text:style-name="T16">&lt;</text:span><text:span text:style-name="T17">p</text:span><text:span text:style-name="T5">&gt;</text:span></text:p>
            <text:p text:style-name="P14"><text:span text:style-name="T5"><text:s/></text:span><text:span text:style-name="T5">A ideia do projeto era para facilitar o entendimento dos fatos aprendidos durante as aulas, com um Sistema de Cadastro aos Usuários</text:span><text:span text:style-name="T11">, </text:span><text:span text:style-name="T5">que permite o gerenciamento de níveis de acesso, papéis e senha com criptografia armazenada no Banco de Dados. </text:span></text:p>
          </draw:text-box>
        </draw:frame>
        <draw:g draw:name="Google Shape;489;p27">
          <draw:custom-shape draw:name="Google Shape;490;p27" draw:style-name="gr2" draw:text-style-name="P7" draw:layer="layout" svg:width="1.405cm" svg:height="1.778cm" svg:x="3.013cm" svg:y="10.985cm">
            <text:p text:style-name="P8"><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27" draw:style-name="gr1" draw:text-style-name="P6" draw:layer="layout" svg:width="0.001cm" svg:height="7.686cm" svg:x="3.716cm" svg:y="3.247cm">
            <text:p/>
            <draw:enhanced-geometry draw:mirror-horizontal="false" draw:mirror-vertical="false" svg:viewBox="0 0 21600 21600" draw:type="mso-spt32" draw:enhanced-path="M 0 0 L 21600 21600 N"/>
          </draw:custom-shape>
        </draw:g>
        <draw:frame draw:name="Google Shape;492;p27" presentation:style-name="pr9" draw:text-style-name="P12" draw:layer="layout" svg:width="13.513cm" svg:height="0.992cm" svg:x="1.973cm" svg:y="13.041cm" presentation:class="subtitle" presentation:user-transformed="true">
          <draw:text-box>
            <text:p text:style-name="P1"><text:span text:style-name="T5">Programming Language</text:span></text:p>
          </draw:text-box>
        </draw:frame>
        <draw:frame draw:name="Google Shape;493;p27" presentation:style-name="pr9" draw:text-style-name="P12" draw:layer="layout" svg:width="12.699cm" svg:height="0.992cm" svg:x="-0.017cm" svg:y="0.254cm" presentation:class="subtitle" presentation:user-transformed="true">
          <draw:text-box>
            <text:p text:style-name="P8"><text:span text:style-name="T5">forbeginners.html</text:span></text:p>
          </draw:text-box>
        </draw:frame>
        <draw:g draw:name="Google Shape;494;p27">
          <draw:custom-shape draw:name="Google Shape;495;p27" draw:style-name="gr1" draw:text-style-name="P6" draw:layer="layout" svg:width="0.001cm" svg:height="0.948cm" svg:x="6.333cm" svg:y="8.128cm">
            <text:p/>
            <draw:enhanced-geometry draw:mirror-horizontal="false" draw:mirror-vertical="false" svg:viewBox="0 0 21600 21600" draw:type="mso-spt32" draw:enhanced-path="M 0 0 L 21600 21600 N"/>
          </draw:custom-shape>
          <draw:custom-shape draw:name="Google Shape;496;p27" draw:style-name="gr2" draw:text-style-name="P7" draw:layer="layout" svg:width="1.854cm" svg:height="1.101cm" svg:x="5.579cm" svg:y="9.043cm">
            <text:p text:style-name="P8"><text:span text:style-name="T16">&lt;</text:span><text:span text:style-name="T17">/p</text:span><text:span text:style-name="T16">&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97;p27" presentation:style-name="pr9" draw:text-style-name="P12" draw:layer="layout" svg:width="12.699cm" svg:height="0.992cm" svg:x="12.7cm" svg:y="0.254cm" presentation:class="subtitle" presentation:user-transformed="true">
          <draw:text-box>
            <text:p text:style-name="P8"><text:span text:style-name="T5">workshop.css</text:span></text:p>
          </draw:text-box>
        </draw:frame>
        <presentation:notes draw:style-name="dp2">
          <draw:page-thumbnail draw:name="Google Shape;484;ge7b3cc9d39_0_5:notes" draw:style-name="gr3" draw:layer="layout" svg:width="16.932cm" svg:height="9.524cm" svg:x="1.059cm" svg:y="1.905cm" draw:page-number="3" presentation:class="page"/>
          <draw:frame draw:name="Google Shape;485;ge7b3cc9d39_0_5:notes" presentation:style-name="pr10" draw:text-style-name="P9" draw:layer="layout" svg:width="15.239cm" svg:height="11.429cm" svg:x="1.905cm" svg:y="12.065cm" presentation:class="notes" presentation:placeholder="true" presentation:user-transformed="true">
            <draw:text-box/>
          </draw:frame>
        </presentation:notes>
      </draw:page>
      <draw:page draw:name="Project ‘Functionality’ {" draw:style-name="dp1" draw:master-page-name="TITLE_5f_ONLY" presentation:presentation-page-layout-name="AL2T19">
        <draw:custom-shape draw:name="Google Shape;502;p28" draw:style-name="gr4" draw:text-style-name="P7" draw:layer="layout" svg:width="3.595cm" svg:height="1.622cm" svg:x="4.529cm" svg:y="3.716cm">
          <text:p text:style-name="P1"><text:span text:style-name="T18">Step 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28" draw:style-name="gr4" draw:text-style-name="P7" draw:layer="layout" svg:width="16.336cm" svg:height="2.541cm" svg:x="8.025cm" svg:y="3.716cm">
          <text:p text:style-name="P15"><text:span text:style-name="T5">Um sistema de cadastro é essencial para qualquer aplicação que é composta de inserir, ler(consultar), alterar e excluir os dados do usuário.</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28" draw:style-name="gr1" draw:text-style-name="P6" draw:layer="layout" svg:width="0.812cm" svg:height="0.001cm" svg:x="3.716cm" svg:y="4.527cm">
          <text:p/>
          <draw:enhanced-geometry draw:mirror-horizontal="false" draw:mirror-vertical="false" svg:viewBox="0 0 21600 21600" draw:type="mso-spt32" draw:enhanced-path="M 0 0 L 21600 21600 N"/>
        </draw:custom-shape>
        <draw:frame draw:name="Google Shape;505;p28" presentation:style-name="pr11" draw:text-style-name="P10" draw:layer="layout" svg:width="21.223cm" svg:height="2.152cm" svg:x="3.716cm" svg:y="1.658cm" presentation:class="title" presentation:user-transformed="true">
          <draw:text-box>
            <text:p text:style-name="P1"><text:span text:style-name="T13">Project </text:span><text:span text:style-name="T19">‘Functionality’ </text:span><text:span text:style-name="T14">{</text:span></text:p>
          </draw:text-box>
        </draw:frame>
        <draw:custom-shape draw:name="Google Shape;506;p28" draw:style-name="gr2" draw:text-style-name="P7" draw:layer="layout" svg:width="1.515cm" svg:height="1.694cm" svg:x="3.013cm" svg:y="11.245cm">
          <text:p text:style-name="P8"><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8" draw:style-name="gr4" draw:text-style-name="P7" draw:layer="layout" svg:width="3.595cm" svg:height="1.622cm" svg:x="5.534cm" svg:y="6.358cm">
          <text:p text:style-name="P1"><text:span text:style-name="T20">Step 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8" draw:style-name="gr4" draw:text-style-name="P7" draw:layer="layout" svg:width="15.124cm" svg:height="1.622cm" svg:x="9.236cm" svg:y="6.358cm">
          <text:p text:style-name="P15"><text:span text:style-name="T5">Isso permite autenticação para acessar a senha com criptografia para proteger a confidencia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28" draw:style-name="gr4" draw:text-style-name="P7" draw:layer="layout" svg:width="3.595cm" svg:height="1.622cm" svg:x="6.749cm" svg:y="8.365cm">
          <text:p text:style-name="P1"><text:span text:style-name="T21">Step 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28" draw:style-name="gr4" draw:text-style-name="P7" draw:layer="layout" svg:width="14.25cm" svg:height="2.722cm" svg:x="10.456cm" svg:y="8.365cm">
          <text:p text:style-name="P16"><text:span text:style-name="T5"><text:s text:c="3"/></text:span><text:span text:style-name="T5">e integridade dos <text:s/>dados e <text:s/>os </text:span></text:p>
          <text:p text:style-name="P1"><text:span text:style-name="T5">papéis têm permissões específicas associadas a nível de acesso.</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1;p28" presentation:style-name="pr12" draw:text-style-name="P12" draw:layer="layout" svg:width="13.513cm" svg:height="0.992cm" svg:x="1.973cm" svg:y="13.041cm" presentation:class="subtitle" presentation:user-transformed="true">
          <draw:text-box>
            <text:p text:style-name="P1"><text:span text:style-name="T5">Programming Language</text:span></text:p>
          </draw:text-box>
        </draw:frame>
        <draw:frame draw:name="Google Shape;512;p28" presentation:style-name="pr12" draw:text-style-name="P12" draw:layer="layout" svg:width="12.699cm" svg:height="0.992cm" svg:x="-0.017cm" svg:y="0.254cm" presentation:class="subtitle" presentation:user-transformed="true">
          <draw:text-box>
            <text:p text:style-name="P8"><text:span text:style-name="T5">forbeginners.html</text:span></text:p>
          </draw:text-box>
        </draw:frame>
        <draw:frame draw:name="Google Shape;513;p28" presentation:style-name="pr12" draw:text-style-name="P12" draw:layer="layout" svg:width="12.699cm" svg:height="0.992cm" svg:x="12.7cm" svg:y="0.254cm" presentation:class="subtitle" presentation:user-transformed="true">
          <draw:text-box>
            <text:p text:style-name="P8"><text:span text:style-name="T5">workshop.css</text:span></text:p>
          </draw:text-box>
        </draw:frame>
        <draw:custom-shape draw:name="Google Shape;514;p28" draw:style-name="gr1" draw:text-style-name="P6" draw:layer="layout" svg:width="0.001cm" svg:height="7.717cm" svg:x="3.716cm" svg:y="3.42cm">
          <text:p/>
          <draw:enhanced-geometry draw:mirror-horizontal="false" draw:mirror-vertical="false" svg:viewBox="0 0 21600 21600" draw:type="mso-spt32" draw:enhanced-path="M 0 0 L 21600 21600 N"/>
        </draw:custom-shape>
        <draw:custom-shape draw:name="Google Shape;515;p28" draw:style-name="gr1" draw:text-style-name="P6" draw:layer="layout" svg:width="1.817cm" svg:height="0.001cm" svg:x="3.716cm" svg:y="7.169cm">
          <text:p/>
          <draw:enhanced-geometry draw:mirror-horizontal="false" draw:mirror-vertical="false" svg:viewBox="0 0 21600 21600" draw:type="mso-spt32" draw:enhanced-path="M 0 0 L 21600 21600 N"/>
        </draw:custom-shape>
        <draw:custom-shape draw:name="Google Shape;516;p28" draw:style-name="gr5" draw:text-style-name="P7" draw:layer="layout" svg:width="0.32cm" svg:height="0.32cm" svg:x="3.556cm" svg:y="6.16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7;p28" draw:style-name="gr1" draw:text-style-name="P6" draw:layer="layout" svg:width="3.032cm" svg:height="0.001cm" svg:x="3.716cm" svg:y="9.177cm">
          <text:p/>
          <draw:enhanced-geometry draw:mirror-horizontal="false" draw:mirror-vertical="false" svg:viewBox="0 0 21600 21600" draw:type="mso-spt32" draw:enhanced-path="M 0 0 L 21600 21600 N"/>
        </draw:custom-shape>
        <draw:custom-shape draw:name="Google Shape;518;p28" draw:style-name="gr5" draw:text-style-name="P7" draw:layer="layout" svg:width="0.32cm" svg:height="0.32cm" svg:x="3.556cm" svg:y="8.16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9;p28" draw:style-name="gr5" draw:text-style-name="P7" draw:layer="layout" svg:width="0.32cm" svg:height="0.32cm" svg:x="3.556cm" svg:y="10.17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499;ge7f9c668d6_0_28:notes" draw:style-name="gr3" draw:layer="layout" svg:width="16.932cm" svg:height="9.524cm" svg:x="1.059cm" svg:y="1.905cm" draw:page-number="4" presentation:class="page"/>
          <draw:frame draw:name="Google Shape;500;ge7f9c668d6_0_28:notes" presentation:style-name="pr13" draw:text-style-name="P9" draw:layer="layout" svg:width="15.239cm" svg:height="11.429cm" svg:x="1.905cm" svg:y="12.065cm" presentation:class="notes" presentation:placeholder="true" presentation:user-transformed="true">
            <draw:text-box/>
          </draw:frame>
        </presentation:notes>
      </draw:page>
      <draw:page draw:name="Chosen Technologies {" draw:style-name="dp1" draw:master-page-name="CUSTOM_5f_9_5f_1_5f_1">
        <draw:frame draw:name="Google Shape;524;p29" presentation:style-name="pr14" draw:text-style-name="P10" draw:layer="layout" svg:width="20.251cm" svg:height="1.502cm" svg:x="3.176cm" svg:y="1.619cm" presentation:class="title" presentation:user-transformed="true">
          <draw:text-box>
            <text:p text:style-name="P1"><text:span text:style-name="T13">Chosen Technologies</text:span><text:span text:style-name="T19"> </text:span><text:span text:style-name="T14">{</text:span></text:p>
          </draw:text-box>
        </draw:frame>
        <draw:frame draw:name="Google Shape;525;p29" presentation:style-name="pr15" draw:text-style-name="P20" draw:layer="layout" svg:width="14.197cm" svg:height="8.336cm" svg:x="5.807cm" svg:y="3.494cm" presentation:class="outline" presentation:user-transformed="true">
          <draw:text-box>
            <text:p text:style-name="P1"><text:span text:style-name="T22">Linguagens:</text:span></text:p>
            <text:p text:style-name="P1"><text:span text:style-name="T22"/></text:p>
            <text:list text:style-name="L12">
              <text:list-item>
                <text:p text:style-name="P1"><text:span text:style-name="T23"><text:a xlink:href="https://www.freepik.com/free-photo/close-up-hacker_4474746.htm/?utm_source=slidesgo_template&amp;utm_medium=referral-link&amp;utm_campaign=sg_resources&amp;utm_content=freepik" xlink:type="simple">Java </text:a></text:span></text:p>
              </text:list-item>
              <text:list-item>
                <text:p text:style-name="P1"><text:span text:style-name="T5">Spring Boot </text:span></text:p>
              </text:list-item>
              <text:list-item>
                <text:p text:style-name="P1"><text:span text:style-name="T5">Bootstrap</text:span></text:p>
              </text:list-item>
            </text:list>
            <text:p text:style-name="P17"><text:span text:style-name="T5"/></text:p>
            <text:p text:style-name="P17"><text:span text:style-name="T18">Banco de Dados:</text:span></text:p>
            <text:p text:style-name="P1"><text:span text:style-name="T18"/></text:p>
            <text:list text:continue-numbering="true" text:style-name="L12">
              <text:list-item>
                <text:p text:style-name="P18"><text:span text:style-name="T5">PostgreSQL </text:span></text:p>
              </text:list-item>
            </text:list>
            <text:p text:style-name="P19"><text:span text:style-name="T5"/></text:p>
          </draw:text-box>
        </draw:frame>
        <draw:frame draw:name="Google Shape;526;p29" presentation:style-name="pr16" draw:text-style-name="P12" draw:layer="layout" svg:width="13.513cm" svg:height="0.992cm" svg:x="1.973cm" svg:y="13.041cm" presentation:class="subtitle" presentation:user-transformed="true">
          <draw:text-box>
            <text:p text:style-name="P1"><text:span text:style-name="T5">Programming Language</text:span></text:p>
          </draw:text-box>
        </draw:frame>
        <draw:frame draw:name="Google Shape;527;p29" presentation:style-name="pr16" draw:text-style-name="P12" draw:layer="layout" svg:width="12.699cm" svg:height="0.992cm" svg:x="-0.017cm" svg:y="0.254cm" presentation:class="subtitle" presentation:user-transformed="true">
          <draw:text-box>
            <text:p text:style-name="P8"><text:span text:style-name="T5">forbeginners.html</text:span></text:p>
          </draw:text-box>
        </draw:frame>
        <draw:frame draw:name="Google Shape;528;p29" presentation:style-name="pr16" draw:text-style-name="P12" draw:layer="layout" svg:width="12.699cm" svg:height="0.992cm" svg:x="12.7cm" svg:y="0.254cm" presentation:class="subtitle" presentation:user-transformed="true">
          <draw:text-box>
            <text:p text:style-name="P8"><text:span text:style-name="T5">workshop.css</text:span></text:p>
          </draw:text-box>
        </draw:frame>
        <draw:g draw:name="Google Shape;529;p29">
          <draw:custom-shape draw:name="Google Shape;530;p29" draw:style-name="gr2" draw:text-style-name="P7" draw:layer="layout" svg:width="1.405cm" svg:height="1.694cm" svg:x="3.013cm" svg:y="10.985cm">
            <text:p text:style-name="P8"><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29" draw:style-name="gr1" draw:text-style-name="P6" draw:layer="layout" svg:width="0.001cm" svg:height="7.724cm" svg:x="3.716cm" svg:y="3.201cm">
            <text:p/>
            <draw:enhanced-geometry draw:mirror-horizontal="false" draw:mirror-vertical="false" svg:viewBox="0 0 21600 21600" draw:type="mso-spt32" draw:enhanced-path="M 0 0 L 21600 21600 N"/>
          </draw:custom-shape>
        </draw:g>
        <presentation:notes draw:style-name="dp2">
          <draw:page-thumbnail draw:name="Google Shape;521;ge6b9cfce84_3_86:notes" draw:style-name="gr3" draw:layer="layout" svg:width="16.932cm" svg:height="9.524cm" svg:x="1.059cm" svg:y="1.905cm" draw:page-number="5" presentation:class="page"/>
          <draw:frame draw:name="Google Shape;522;ge6b9cfce84_3_86:notes" presentation:style-name="pr17" draw:text-style-name="P9" draw:layer="layout" svg:width="15.239cm" svg:height="11.429cm" svg:x="1.905cm" svg:y="12.065cm" presentation:class="notes" presentation:placeholder="true" presentation:user-transformed="true">
            <draw:text-box/>
          </draw:frame>
        </presentation:notes>
      </draw:page>
      <draw:page draw:name="Chosen Technologies {" draw:style-name="dp1" draw:master-page-name="CUSTOM_5f_9_5f_1_5f_1">
        <draw:frame draw:name="Google Shape;536;p30" presentation:style-name="pr14" draw:text-style-name="P10" draw:layer="layout" svg:width="20.251cm" svg:height="1.502cm" svg:x="3.176cm" svg:y="1.619cm" presentation:class="title" presentation:user-transformed="true">
          <draw:text-box>
            <text:p text:style-name="P1"><text:span text:style-name="T13">Chosen Technologies</text:span><text:span text:style-name="T19"> </text:span><text:span text:style-name="T14">{</text:span></text:p>
          </draw:text-box>
        </draw:frame>
        <draw:frame draw:name="Google Shape;537;p30" presentation:style-name="pr15" draw:text-style-name="P20" draw:layer="layout" svg:width="14.197cm" svg:height="8.336cm" svg:x="5.807cm" svg:y="3.494cm" presentation:class="outline" presentation:user-transformed="true">
          <draw:text-box>
            <text:p text:style-name="P1"><text:span text:style-name="T22">Linguagens:</text:span></text:p>
            <text:p text:style-name="P1"><text:span text:style-name="T22"/></text:p>
            <text:list text:style-name="L12">
              <text:list-item>
                <text:p text:style-name="P1"><text:span text:style-name="T23"><text:a xlink:href="https://www.freepik.com/free-photo/close-up-hacker_4474746.htm/?utm_source=slidesgo_template&amp;utm_medium=referral-link&amp;utm_campaign=sg_resources&amp;utm_content=freepik" xlink:type="simple">Java </text:a></text:span></text:p>
              </text:list-item>
              <text:list-item>
                <text:p text:style-name="P1"><text:span text:style-name="T5">Spring Boot </text:span></text:p>
              </text:list-item>
              <text:list-item>
                <text:p text:style-name="P1"><text:span text:style-name="T5">Bootstrap</text:span></text:p>
              </text:list-item>
            </text:list>
            <text:p text:style-name="P17"><text:span text:style-name="T5"/></text:p>
            <text:p text:style-name="P17"><text:span text:style-name="T18">Banco de Dados:</text:span></text:p>
            <text:p text:style-name="P1"><text:span text:style-name="T18"/></text:p>
            <text:list text:continue-numbering="true" text:style-name="L12">
              <text:list-item>
                <text:p text:style-name="P18"><text:span text:style-name="T5">PostgreSQL </text:span></text:p>
              </text:list-item>
            </text:list>
            <text:p text:style-name="P19"><text:span text:style-name="T5"/></text:p>
          </draw:text-box>
        </draw:frame>
        <draw:frame draw:name="Google Shape;538;p30" presentation:style-name="pr16" draw:text-style-name="P12" draw:layer="layout" svg:width="13.513cm" svg:height="0.992cm" svg:x="1.973cm" svg:y="13.041cm" presentation:class="subtitle" presentation:user-transformed="true">
          <draw:text-box>
            <text:p text:style-name="P1"><text:span text:style-name="T5">Programming Language</text:span></text:p>
          </draw:text-box>
        </draw:frame>
        <draw:frame draw:name="Google Shape;539;p30" presentation:style-name="pr16" draw:text-style-name="P12" draw:layer="layout" svg:width="12.699cm" svg:height="0.992cm" svg:x="-0.017cm" svg:y="0.254cm" presentation:class="subtitle" presentation:user-transformed="true">
          <draw:text-box>
            <text:p text:style-name="P8"><text:span text:style-name="T5">forbeginners.html</text:span></text:p>
          </draw:text-box>
        </draw:frame>
        <draw:frame draw:name="Google Shape;540;p30" presentation:style-name="pr16" draw:text-style-name="P12" draw:layer="layout" svg:width="12.699cm" svg:height="0.992cm" svg:x="12.7cm" svg:y="0.254cm" presentation:class="subtitle" presentation:user-transformed="true">
          <draw:text-box>
            <text:p text:style-name="P8"><text:span text:style-name="T5">workshop.css</text:span></text:p>
          </draw:text-box>
        </draw:frame>
        <draw:g draw:name="Google Shape;541;p30">
          <draw:custom-shape draw:name="Google Shape;542;p30" draw:style-name="gr2" draw:text-style-name="P7" draw:layer="layout" svg:width="1.405cm" svg:height="1.694cm" svg:x="3.013cm" svg:y="10.985cm">
            <text:p text:style-name="P8"><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30" draw:style-name="gr1" draw:text-style-name="P6" draw:layer="layout" svg:width="0.001cm" svg:height="7.724cm" svg:x="3.716cm" svg:y="3.201cm">
            <text:p/>
            <draw:enhanced-geometry draw:mirror-horizontal="false" draw:mirror-vertical="false" svg:viewBox="0 0 21600 21600" draw:type="mso-spt32" draw:enhanced-path="M 0 0 L 21600 21600 N"/>
          </draw:custom-shape>
        </draw:g>
        <presentation:notes draw:style-name="dp2">
          <draw:page-thumbnail draw:name="Google Shape;533;g2209ae58334_0_10:notes" draw:style-name="gr3" draw:layer="layout" svg:width="16.932cm" svg:height="9.524cm" svg:x="1.059cm" svg:y="1.905cm" draw:page-number="6" presentation:class="page"/>
          <draw:frame draw:name="Google Shape;534;g2209ae58334_0_10:notes" presentation:style-name="pr18" draw:text-style-name="P9" draw:layer="layout" svg:width="15.239cm" svg:height="11.429cm" svg:x="1.905cm" svg:y="12.065cm" presentation:class="notes" presentation:placeholder="true" presentation:user-transformed="true">
            <draw:text-box/>
          </draw:frame>
        </presentation:notes>
      </draw:page>
      <draw:page draw:name="page7" draw:style-name="dp1" draw:master-page-name="CUSTOM_5f_1">
        <draw:frame draw:name="Google Shape;548;p31" presentation:style-name="pr19" draw:text-style-name="P10" draw:layer="layout" svg:width="8.512cm" svg:height="1.497cm" svg:x="3.164cm" svg:y="1.617cm" presentation:class="title" presentation:user-transformed="true">
          <draw:text-box>
            <text:p text:style-name="P1"><text:span text:style-name="T13">Thanks; </text:span><text:span text:style-name="T14">{</text:span></text:p>
          </draw:text-box>
        </draw:frame>
        <draw:frame draw:name="Google Shape;549;p31" presentation:style-name="pr20" draw:text-style-name="P12" draw:layer="layout" svg:width="10.334cm" svg:height="2.277cm" svg:x="5.736cm" svg:y="4.71cm" presentation:class="subtitle" presentation:user-transformed="true">
          <draw:text-box>
            <text:p text:style-name="P1"><text:span text:style-name="T5">Sérgio Renato Steglich</text:span></text:p>
            <text:p text:style-name="P1"><text:span text:style-name="T5">srsteglich@gmail.com </text:span></text:p>
            <text:p text:style-name="P1"><text:span text:style-name="T5"/></text:p>
          </draw:text-box>
        </draw:frame>
        <draw:frame draw:name="Google Shape;550;p31" presentation:style-name="pr20" draw:text-style-name="P21" draw:layer="layout" svg:width="12.699cm" svg:height="1.207cm" svg:x="4.363cm" svg:y="3.503cm" presentation:class="subtitle" presentation:user-transformed="true">
          <draw:text-box>
            <text:p text:style-name="P1"><text:span text:style-name="T22">‘ </text:span><text:span text:style-name="T22">à todos’</text:span></text:p>
          </draw:text-box>
        </draw:frame>
        <draw:custom-shape draw:name="Google Shape;551;p31" draw:style-name="gr5" draw:text-style-name="P7" draw:layer="layout" svg:width="12.272cm" svg:height="0.819cm" svg:x="8.09cm" svg:y="10.50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2;p31">
          <draw:custom-shape draw:name="Google Shape;553;p31" draw:style-name="gr6" draw:text-style-name="P22" draw:layer="layout" svg:width="0.95cm" svg:height="0.95cm" svg:x="7.216cm" svg:y="7.18cm">
            <text:p text:style-name="P1"/>
            <draw:enhanced-geometry draw:mirror-horizontal="false" draw:mirror-vertical="false" drawooo:sub-view-size="13160 13156" draw:text-areas="0 0 ?f0 ?f1" svg:viewBox="0 0 0 0" draw:type="ooxml-non-primitive" draw:enhanced-path="M 6580 1 C 2949 1 0 2945 0 6580 0 10211 2949 13156 6580 13156 10214 13156 13159 10211 13159 6580 13159 2945 10214 1 6580 1 Z N">
              <draw:equation draw:name="f0" draw:formula="logwidth"/>
              <draw:equation draw:name="f1" draw:formula="logheight"/>
            </draw:enhanced-geometry>
          </draw:custom-shape>
          <draw:custom-shape draw:name="Google Shape;554;p31" draw:style-name="gr7" draw:text-style-name="P23" draw:layer="layout" svg:width="0.516cm" svg:height="0.743cm" svg:x="7.382cm" svg:y="7.387cm">
            <text:p text:style-name="P1"/>
            <draw:enhanced-geometry draw:mirror-horizontal="false" draw:mirror-vertical="false" drawooo:sub-view-size="7151 10295" draw:text-areas="0 0 ?f0 ?f1" svg:viewBox="0 0 0 0" draw:type="ooxml-non-primitive" draw:enhanced-path="M 6007 0 C 3952 0 2003 1664 2003 3719 L 2003 4008 1 4008 1 6010 2003 6010 2003 9894 C 2643 10133 3318 10267 4005 10295 L 4005 6010 7150 6010 7150 4008 4005 4008 4005 3719 C 4005 2614 4898 2006 6007 2006 L 7150 2006 7150 0 Z N">
              <draw:equation draw:name="f0" draw:formula="logwidth"/>
              <draw:equation draw:name="f1" draw:formula="logheight"/>
            </draw:enhanced-geometry>
          </draw:custom-shape>
          <draw:custom-shape draw:name="Google Shape;555;p31" draw:style-name="gr8" draw:text-style-name="P24" draw:layer="layout" svg:width="1.042cm" svg:height="0.981cm" svg:x="7.179cm" svg:y="7.164cm">
            <text:p text:style-name="P1"/>
            <draw:enhanced-geometry draw:mirror-horizontal="false" draw:mirror-vertical="false" drawooo:sub-view-size="14424 13586" draw:text-areas="0 0 ?f0 ?f1" svg:viewBox="0 0 0 0" draw:type="ooxml-non-primitive" draw:enhanced-path="M 7101 0 C 6858 0 6614 13 6369 40 4325 261 2488 1394 1380 3125 268 4856 1 6996 655 8948 1306 10898 2809 12446 4737 13163 4761 13172 4785 13176 4810 13176 4875 13176 4938 13146 4979 13090 5011 13051 5025 13005 5025 12956 L 5025 9078 C 5025 8962 4930 8864 4811 8864 L 3023 8864 3023 7291 4811 7291 C 4927 7291 5025 7196 5025 7076 L 5025 6791 C 5025 4923 6795 3287 8815 3287 L 9743 3287 9743 4860 8815 4860 C 8209 4860 7657 5036 7263 5352 6827 5704 6598 6200 6598 6791 L 6598 7076 C 6598 7196 6693 7291 6813 7291 L 7657 7291 C 7777 7291 7872 7196 7872 7076 7872 6960 7777 6862 7657 6862 L 7027 6862 7027 6791 C 7027 5683 7988 5289 8815 5289 L 9958 5289 C 10074 5289 10173 5194 10173 5074 L 10173 3072 C 10173 2953 10074 2858 9958 2858 L 8815 2858 C 7766 2858 6704 3277 5898 4001 5057 4761 4596 5750 4596 6791 L 4596 6862 2809 6862 C 2689 6862 2594 6957 2594 7076 L 2594 9078 C 2594 9198 2689 9293 2809 9293 L 4596 9293 4596 12643 C 2256 11636 740 9335 733 6791 733 3280 3590 427 7098 427 10606 427 13459 3287 13459 6791 13459 10296 10606 13153 7098 13153 L 7024 13153 7024 9297 9958 9297 C 10074 9297 10173 9202 10173 9082 L 10173 7080 C 10173 6960 10074 6865 9958 6865 L 8702 6865 C 8582 6865 8487 6960 8487 7080 8487 7200 8582 7295 8702 7295 L 9743 7295 9743 8867 6809 8867 C 6693 8867 6594 8962 6594 9082 L 6594 13367 C 6594 13480 6686 13575 6802 13582 6908 13586 7003 13586 7098 13586 9842 13586 12319 11932 13371 9395 14423 6855 13843 3935 11900 1992 10621 710 8891 0 7101 0 Z N">
              <draw:equation draw:name="f0" draw:formula="logwidth"/>
              <draw:equation draw:name="f1" draw:formula="logheight"/>
            </draw:enhanced-geometry>
          </draw:custom-shape>
        </draw:g>
        <draw:g draw:name="Google Shape;556;p31">
          <draw:custom-shape draw:name="Google Shape;557;p31" draw:style-name="gr9" draw:text-style-name="P25" draw:layer="layout" svg:width="0.95cm" svg:height="0.95cm" svg:x="10.218cm" svg:y="7.18cm">
            <text:p text:style-name="P1"/>
            <draw:enhanced-geometry draw:mirror-horizontal="false" draw:mirror-vertical="false" drawooo:sub-view-size="13156 13156" draw:text-areas="0 0 ?f0 ?f1" svg:viewBox="0 0 0 0" draw:type="ooxml-non-primitive" draw:enhanced-path="M 6576 1 C 2945 1 0 2945 0 6580 0 10211 2945 13156 6576 13156 10211 13156 13156 10211 13156 6580 13156 2945 10211 1 6576 1 Z N">
              <draw:equation draw:name="f0" draw:formula="logwidth"/>
              <draw:equation draw:name="f1" draw:formula="logheight"/>
            </draw:enhanced-geometry>
          </draw:custom-shape>
          <draw:custom-shape draw:name="Google Shape;558;p31" draw:style-name="gr10" draw:text-style-name="P26" draw:layer="layout" svg:width="0.609cm" svg:height="0.609cm" svg:x="10.389cm" svg:y="7.35cm">
            <text:p text:style-name="P1"/>
            <draw:enhanced-geometry draw:mirror-horizontal="false" draw:mirror-vertical="false" drawooo:sub-view-size="8438 8438" draw:text-areas="0 0 ?f0 ?f1" svg:viewBox="0 0 0 0" draw:type="ooxml-non-primitive" draw:enhanced-path="M 6654 430 C 7400 430 8005 1035 8008 1781 L 8008 6654 C 8005 7403 7400 8005 6654 8008 L 1781 8008 C 1035 8005 429 7403 429 6654 L 429 1781 C 429 1035 1035 430 1781 430 Z M 1781 0 C 795 0 0 799 0 1781 L 0 6654 C 0 7639 795 8434 1781 8438 L 6654 8438 C 7639 8434 8434 7639 8438 6654 L 8438 1781 C 8434 799 7639 0 6654 0 Z N">
              <draw:equation draw:name="f0" draw:formula="logwidth"/>
              <draw:equation draw:name="f1" draw:formula="logheight"/>
            </draw:enhanced-geometry>
          </draw:custom-shape>
          <draw:custom-shape draw:name="Google Shape;559;p31" draw:style-name="gr10" draw:text-style-name="P26" draw:layer="layout" svg:width="0.082cm" svg:height="0.082cm" svg:x="10.818cm" svg:y="7.428cm">
            <text:p text:style-name="P1"/>
            <draw:enhanced-geometry draw:mirror-horizontal="false" draw:mirror-vertical="false" drawooo:sub-view-size="1144 1148" draw:text-areas="0 0 ?f0 ?f1" svg:viewBox="0 0 0 0" draw:type="ooxml-non-primitive" draw:enhanced-path="M 574 1 C 257 1 0 258 0 575 0 891 257 1148 574 1148 891 1148 1144 891 1144 575 1144 258 891 1 574 1 Z N">
              <draw:equation draw:name="f0" draw:formula="logwidth"/>
              <draw:equation draw:name="f1" draw:formula="logheight"/>
            </draw:enhanced-geometry>
          </draw:custom-shape>
          <draw:custom-shape draw:name="Google Shape;560;p31" draw:style-name="gr8" draw:text-style-name="P24" draw:layer="layout" svg:width="1.034cm" svg:height="0.981cm" svg:x="10.151cm" svg:y="7.164cm">
            <text:p text:style-name="P1"/>
            <draw:enhanced-geometry draw:mirror-horizontal="false" draw:mirror-vertical="false" drawooo:sub-view-size="14314 13586" draw:text-areas="0 0 ?f0 ?f1" svg:viewBox="0 0 0 0" draw:type="ooxml-non-primitive" draw:enhanced-path="M 7516 429 C 11024 429 13877 3283 13877 6794 13877 10302 11024 13155 7516 13155 4004 13155 1151 10302 1151 6794 1151 3283 4004 429 7516 429 Z M 7514 1 C 6207 1 4892 377 3741 1147 1045 2945 0 6400 1239 9391 2307 11966 4809 13586 7510 13586 7950 13586 8394 13543 8839 13454 12020 12825 14307 10035 14307 6794 14314 4989 13596 3261 12319 1991 11005 677 9266 1 7514 1 Z N">
              <draw:equation draw:name="f0" draw:formula="logwidth"/>
              <draw:equation draw:name="f1" draw:formula="logheight"/>
            </draw:enhanced-geometry>
          </draw:custom-shape>
          <draw:custom-shape draw:name="Google Shape;561;p31" draw:style-name="gr10" draw:text-style-name="P26" draw:layer="layout" svg:width="0.571cm" svg:height="0.569cm" svg:x="10.409cm" svg:y="7.37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2;p31" draw:style-name="gr8" draw:text-style-name="P24" draw:layer="layout" svg:width="0.609cm" svg:height="0.609cm" svg:x="10.389cm" svg:y="7.35cm">
            <text:p text:style-name="P1"/>
            <draw:enhanced-geometry draw:mirror-horizontal="false" draw:mirror-vertical="false" drawooo:sub-view-size="8438 8438" draw:text-areas="0 0 ?f0 ?f1" svg:viewBox="0 0 0 0" draw:type="ooxml-non-primitive" draw:enhanced-path="M 6654 430 C 7400 430 8005 1035 8008 1781 L 8008 6654 C 8005 7403 7400 8005 6654 8008 L 1781 8008 C 1035 8005 429 7403 429 6654 L 429 1781 C 429 1035 1035 430 1781 430 Z M 1781 0 C 795 0 0 799 0 1781 L 0 6654 C 0 7639 795 8434 1781 8438 L 6654 8438 C 7639 8434 8434 7639 8438 6654 L 8438 1781 C 8434 799 7639 0 6654 0 Z N">
              <draw:equation draw:name="f0" draw:formula="logwidth"/>
              <draw:equation draw:name="f1" draw:formula="logheight"/>
            </draw:enhanced-geometry>
          </draw:custom-shape>
          <draw:custom-shape draw:name="Google Shape;563;p31" draw:style-name="gr8" draw:text-style-name="P24" draw:layer="layout" svg:width="0.354cm" svg:height="0.32cm" svg:x="10.519cm" svg:y="7.495cm">
            <text:p text:style-name="P1"/>
            <draw:enhanced-geometry draw:mirror-horizontal="false" draw:mirror-vertical="false" drawooo:sub-view-size="4905 4440" draw:text-areas="0 0 ?f0 ?f1" svg:viewBox="0 0 0 0" draw:type="ooxml-non-primitive" draw:enhanced-path="M 2426 0 C 1830 0 1238 240 802 703 42 1516 0 2768 707 3627 1143 4158 1780 4440 2426 4440 2828 4440 3233 4331 3596 4105 3712 4032 3730 3870 3635 3775 L 3631 3771 C 3590 3730 3536 3708 3481 3708 3442 3708 3403 3719 3367 3743 3084 3916 2756 4010 2425 4010 2419 4010 2413 4010 2407 4010 1605 4003 904 3462 697 2687 489 1913 820 1094 1510 682 1793 514 2109 432 2422 432 2871 432 3316 600 3659 925 4240 1477 4381 2350 4008 3057 3962 3141 3976 3243 4043 3310 L 4046 3314 C 4087 3355 4141 3375 4194 3375 4268 3375 4342 3336 4381 3264 4905 2283 4620 1062 3716 415 3327 136 2875 0 2426 0 Z N">
              <draw:equation draw:name="f0" draw:formula="logwidth"/>
              <draw:equation draw:name="f1" draw:formula="logheight"/>
            </draw:enhanced-geometry>
          </draw:custom-shape>
          <draw:custom-shape draw:name="Google Shape;564;p31" draw:style-name="gr8" draw:text-style-name="P24" draw:layer="layout" svg:width="0.082cm" svg:height="0.082cm" svg:x="10.818cm" svg:y="7.428cm">
            <text:p text:style-name="P1"/>
            <draw:enhanced-geometry draw:mirror-horizontal="false" draw:mirror-vertical="false" drawooo:sub-view-size="1144 1148" draw:text-areas="0 0 ?f0 ?f1" svg:viewBox="0 0 0 0" draw:type="ooxml-non-primitive" draw:enhanced-path="M 574 1 C 257 1 0 258 0 575 0 891 257 1148 574 1148 891 1148 1144 891 1144 575 1144 258 891 1 574 1 Z N">
              <draw:equation draw:name="f0" draw:formula="logwidth"/>
              <draw:equation draw:name="f1" draw:formula="logheight"/>
            </draw:enhanced-geometry>
          </draw:custom-shape>
        </draw:g>
        <draw:g draw:name="Google Shape;565;p31">
          <draw:custom-shape draw:name="Google Shape;566;p31" draw:style-name="gr11" draw:text-style-name="P27" draw:layer="layout" svg:width="0.95cm" svg:height="0.95cm" svg:x="8.736cm" svg:y="7.142cm">
            <text:p text:style-name="P1"/>
            <draw:enhanced-geometry draw:mirror-horizontal="false" draw:mirror-vertical="false" drawooo:sub-view-size="13160 13156" draw:text-areas="0 0 ?f0 ?f1" svg:viewBox="0 0 0 0" draw:type="ooxml-non-primitive" draw:enhanced-path="M 6580 1 C 2945 1 0 2945 0 6580 0 10211 2945 13156 6580 13156 10211 13156 13159 10211 13159 6580 13159 2945 10211 1 6580 1 Z N">
              <draw:equation draw:name="f0" draw:formula="logwidth"/>
              <draw:equation draw:name="f1" draw:formula="logheight"/>
            </draw:enhanced-geometry>
          </draw:custom-shape>
          <draw:custom-shape draw:name="Google Shape;567;p31" draw:style-name="gr10" draw:text-style-name="P26" draw:layer="layout" svg:width="0.105cm" svg:height="0.311cm" svg:x="8.963cm" svg:y="7.534cm">
            <text:p text:style-name="P1"/>
            <draw:enhanced-geometry draw:mirror-horizontal="false" draw:mirror-vertical="false" drawooo:sub-view-size="1461 4318" draw:text-areas="0 0 ?f0 ?f1" svg:viewBox="0 0 0 0" draw:type="ooxml-non-primitive" draw:enhanced-path="M 60 0 C 29 0 0 25 0 57 L 0 4261 C 0 4293 29 4318 60 4318 L 1404 4318 C 1436 4318 1461 4293 1461 4261 L 1461 57 C 1461 25 1436 0 1404 0 Z N">
              <draw:equation draw:name="f0" draw:formula="logwidth"/>
              <draw:equation draw:name="f1" draw:formula="logheight"/>
            </draw:enhanced-geometry>
          </draw:custom-shape>
          <draw:custom-shape draw:name="Google Shape;568;p31" draw:style-name="gr10" draw:text-style-name="P26" draw:layer="layout" svg:width="0.146cm" svg:height="0.125cm" svg:x="8.921cm" svg:y="7.348cm">
            <text:p text:style-name="P1"/>
            <draw:enhanced-geometry draw:mirror-horizontal="false" draw:mirror-vertical="false" drawooo:sub-view-size="2038 1749" draw:text-areas="0 0 ?f0 ?f1" svg:viewBox="0 0 0 0" draw:type="ooxml-non-primitive" draw:enhanced-path="M 1160 1 C 946 1 727 81 549 260 0 809 387 1748 1165 1748 1647 1748 2038 1358 2038 876 2038 350 1608 1 1160 1 Z N">
              <draw:equation draw:name="f0" draw:formula="logwidth"/>
              <draw:equation draw:name="f1" draw:formula="logheight"/>
            </draw:enhanced-geometry>
          </draw:custom-shape>
          <draw:custom-shape draw:name="Google Shape;569;p31" draw:style-name="gr10" draw:text-style-name="P26" draw:layer="layout" svg:width="0.332cm" svg:height="0.311cm" svg:x="9.169cm" svg:y="7.534cm">
            <text:p text:style-name="P1"/>
            <draw:enhanced-geometry draw:mirror-horizontal="false" draw:mirror-vertical="false" drawooo:sub-view-size="4603 4322" draw:text-areas="0 0 ?f0 ?f1" svg:viewBox="0 0 0 0" draw:type="ooxml-non-primitive" draw:enhanced-path="M 70 1 C 32 1 0 33 0 71 L 0 4255 C 0 4290 32 4322 70 4322 L 1390 4322 C 1429 4322 1460 4290 1460 4255 L 1460 2766 C 1460 2281 1569 1461 2301 1461 3036 1461 3146 2281 3146 2766 L 3146 4255 C 3146 4290 3177 4322 3216 4322 L 4535 4322 C 4574 4322 4602 4290 4602 4255 L 4602 2306 C 4602 1707 4433 1151 4127 743 3761 258 3230 4 2586 4 2581 4 2575 4 2569 4 2107 4 1656 148 1277 413 1265 420 1253 423 1240 423 1205 423 1172 396 1172 356 L 1172 71 C 1172 33 1140 1 1105 1 Z N">
              <draw:equation draw:name="f0" draw:formula="logwidth"/>
              <draw:equation draw:name="f1" draw:formula="logheight"/>
            </draw:enhanced-geometry>
          </draw:custom-shape>
          <draw:custom-shape draw:name="Google Shape;570;p31" draw:style-name="gr8" draw:text-style-name="P24" draw:layer="layout" svg:width="1.034cm" svg:height="0.981cm" svg:x="8.669cm" svg:y="7.127cm">
            <text:p text:style-name="P1"/>
            <draw:enhanced-geometry draw:mirror-horizontal="false" draw:mirror-vertical="false" drawooo:sub-view-size="14311 13586" draw:text-areas="0 0 ?f0 ?f1" svg:viewBox="0 0 0 0" draw:type="ooxml-non-primitive" draw:enhanced-path="M 7513 429 C 11021 429 13878 3283 13878 6794 13878 10302 11021 13155 7513 13155 4005 13155 1148 10302 1148 6794 1148 3283 4005 429 7513 429 Z M 7512 1 C 6205 1 4891 377 3741 1147 1046 2945 1 6400 1239 9391 2304 11966 4809 13586 7510 13586 7950 13586 8395 13543 8839 13454 12016 12821 14307 10035 14307 6794 14310 4989 13593 3261 12315 1991 11003 677 9264 1 7512 1 Z N">
              <draw:equation draw:name="f0" draw:formula="logwidth"/>
              <draw:equation draw:name="f1" draw:formula="logheight"/>
            </draw:enhanced-geometry>
          </draw:custom-shape>
          <draw:custom-shape draw:name="Google Shape;571;p31" draw:style-name="gr8" draw:text-style-name="P24" draw:layer="layout" svg:width="0.134cm" svg:height="0.34cm" svg:x="8.948cm" svg:y="7.52cm">
            <text:p text:style-name="P1"/>
            <draw:enhanced-geometry draw:mirror-horizontal="false" draw:mirror-vertical="false" drawooo:sub-view-size="1863 4720" draw:text-areas="0 0 ?f0 ?f1" svg:viewBox="0 0 0 0" draw:type="ooxml-non-primitive" draw:enhanced-path="M 1433 430 L 1433 4290 430 4290 430 430 Z M 216 1 C 99 1 1 96 1 216 L 1 4505 C 1 4624 99 4719 216 4719 L 1648 4719 C 1767 4719 1862 4624 1862 4505 L 1862 216 C 1862 96 1767 1 1648 1 Z N">
              <draw:equation draw:name="f0" draw:formula="logwidth"/>
              <draw:equation draw:name="f1" draw:formula="logheight"/>
            </draw:enhanced-geometry>
          </draw:custom-shape>
          <draw:custom-shape draw:name="Google Shape;572;p31" draw:style-name="gr8" draw:text-style-name="P24" draw:layer="layout" svg:width="0.18cm" svg:height="0.154cm" svg:x="8.901cm" svg:y="7.333cm">
            <text:p text:style-name="P1"/>
            <draw:enhanced-geometry draw:mirror-horizontal="false" draw:mirror-vertical="false" drawooo:sub-view-size="2510 2147" draw:text-areas="0 0 ?f0 ?f1" svg:viewBox="0 0 0 0" draw:type="ooxml-non-primitive" draw:enhanced-path="M 1431 427 C 1762 427 2080 685 2080 1074 2080 1429 1791 1717 1436 1717 863 1717 574 1024 982 616 1113 486 1273 427 1431 427 Z M 1436 0 C 479 0 1 1154 676 1830 895 2049 1165 2147 1429 2147 1980 2147 2509 1720 2509 1074 2509 482 2027 0 1436 0 Z N">
              <draw:equation draw:name="f0" draw:formula="logwidth"/>
              <draw:equation draw:name="f1" draw:formula="logheight"/>
            </draw:enhanced-geometry>
          </draw:custom-shape>
          <draw:custom-shape draw:name="Google Shape;573;p31" draw:style-name="gr8" draw:text-style-name="P24" draw:layer="layout" svg:width="0.361cm" svg:height="0.34cm" svg:x="9.155cm" svg:y="7.52cm">
            <text:p text:style-name="P1"/>
            <draw:enhanced-geometry draw:mirror-horizontal="false" draw:mirror-vertical="false" drawooo:sub-view-size="5008 4720" draw:text-areas="0 0 ?f0 ?f1" svg:viewBox="0 0 0 0" draw:type="ooxml-non-primitive" draw:enhanced-path="M 215 1 C 99 1 0 96 0 216 L 0 4505 C 0 4624 99 4719 215 4719 L 1647 4719 C 1767 4719 1862 4624 1862 4505 L 1862 2963 C 1862 2460 1974 1859 2506 1859 2900 1859 3065 2193 3121 2573 3135 2678 3227 2756 3332 2756 3463 2752 3565 2636 3544 2506 3434 1816 3069 1429 2506 1429 1823 1429 1432 1989 1432 2963 L 1432 4290 430 4290 430 430 1144 430 1144 712 C 1144 778 1172 842 1225 884 1264 916 1311 932 1359 932 1407 932 1455 916 1496 884 1858 592 2309 430 2776 430 2781 430 2786 430 2791 430 4026 430 4578 1472 4578 2503 L 4578 4290 3575 4290 3575 3583 C 3575 3467 3480 3372 3364 3372 3245 3372 3150 3467 3150 3583 L 3150 4505 C 3150 4624 3245 4719 3364 4719 L 4793 4719 C 4912 4719 5007 4624 5007 4505 L 5007 2503 C 5007 1028 4096 1 2791 1 2365 1 1946 110 1573 314 L 1573 216 C 1573 96 1478 1 1359 1 Z N">
              <draw:equation draw:name="f0" draw:formula="logwidth"/>
              <draw:equation draw:name="f1" draw:formula="logheight"/>
            </draw:enhanced-geometry>
          </draw:custom-shape>
        </draw:g>
        <draw:frame draw:name="Google Shape;574;p31" presentation:style-name="pr20" draw:text-style-name="P21" draw:layer="layout" svg:width="13.513cm" svg:height="0.992cm" svg:x="1.973cm" svg:y="13.041cm" presentation:class="subtitle" presentation:user-transformed="true">
          <draw:text-box>
            <text:p text:style-name="P1"><text:span text:style-name="T5">Programming Language</text:span></text:p>
          </draw:text-box>
        </draw:frame>
        <draw:frame draw:name="Google Shape;575;p31" presentation:style-name="pr20" draw:text-style-name="P21" draw:layer="layout" svg:width="12.699cm" svg:height="0.992cm" svg:x="-0.017cm" svg:y="0.254cm" presentation:class="subtitle" presentation:user-transformed="true">
          <draw:text-box>
            <text:p text:style-name="P8"><text:span text:style-name="T5">forbeginners.html</text:span></text:p>
          </draw:text-box>
        </draw:frame>
        <draw:frame draw:name="Google Shape;576;p31" presentation:style-name="pr20" draw:text-style-name="P21" draw:layer="layout" svg:width="12.699cm" svg:height="0.992cm" svg:x="12.7cm" svg:y="0.254cm" presentation:class="subtitle" presentation:user-transformed="true">
          <draw:text-box>
            <text:p text:style-name="P8"><text:span text:style-name="T5">workshop.css</text:span></text:p>
          </draw:text-box>
        </draw:frame>
        <draw:g draw:name="Google Shape;577;p31">
          <draw:custom-shape draw:name="Google Shape;578;p31" draw:style-name="gr2" draw:text-style-name="P7" draw:layer="layout" svg:width="1.405cm" svg:height="1.694cm" svg:x="3.013cm" svg:y="10.985cm">
            <text:p text:style-name="P8"><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31" draw:style-name="gr1" draw:text-style-name="P6" draw:layer="layout" svg:width="0.001cm" svg:height="7.724cm" svg:x="3.716cm" svg:y="3.201cm">
            <text:p/>
            <draw:enhanced-geometry draw:mirror-horizontal="false" draw:mirror-vertical="false" svg:viewBox="0 0 21600 21600" draw:type="mso-spt32" draw:enhanced-path="M 0 0 L 21600 21600 N"/>
          </draw:custom-shape>
        </draw:g>
        <presentation:notes draw:style-name="dp2">
          <draw:page-thumbnail draw:name="Google Shape;545;ge7b3cc9d39_0_15:notes" draw:style-name="gr3" draw:layer="layout" svg:width="16.932cm" svg:height="9.524cm" svg:x="1.059cm" svg:y="1.905cm" draw:page-number="7" presentation:class="page"/>
          <draw:frame draw:name="Google Shape;546;ge7b3cc9d39_0_15:notes" presentation:style-name="pr21"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ra Code" svg:font-family="'Fira Cod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191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16191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16191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16191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_5f_1-background" style:display-name="CUSTOM_9_1_1-background" style:family="presentation">
      <style:graphic-properties draw:stroke="none" draw:fill="solid" draw:fill-color="#16191f"/>
      <style:text-properties style:letter-kerning="true"/>
    </style:style>
    <style:style style:name="CUSTOM_5f_9_5f_1_5f_1-backgroundobjects" style:display-name="CUSTOM_9_1_1-backgroundobjects" style:family="presentation">
      <style:graphic-properties draw:textarea-horizontal-align="justify" draw:shadow="hidden" draw:shadow-offset-x="0.2cm" draw:shadow-offset-y="0.2cm" draw:shadow-color="#808080"/>
      <style:text-properties style:letter-kerning="true"/>
    </style:style>
    <style:style style:name="CUSTOM_5f_9_5f_1_5f_1-notes" style:display-name="CUSTOM_9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_5f_1-outline1" style:display-name="CUSTOM_9_1_1-outline1" style:family="presentation">
      <style:graphic-properties draw:stroke="none" draw:fill="none" draw:auto-grow-height="false" draw:fit-to-size="shrink-to-fit" style:shrink-to-fit="true">
        <text:list-style style:name="CUSTOM_5f_9_5f_1_5f_1-outline1" style:display-name="CUSTOM_9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_5f_1-outline2" style:display-name="CUSTOM_9_1_1-outline2" style:family="presentation" style:parent-style-name="CUSTOM_5f_9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_5f_1-outline3" style:display-name="CUSTOM_9_1_1-outline3" style:family="presentation" style:parent-style-name="CUSTOM_5f_9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_5f_1-outline4" style:display-name="CUSTOM_9_1_1-outline4" style:family="presentation" style:parent-style-name="CUSTOM_5f_9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_5f_1-outline5" style:display-name="CUSTOM_9_1_1-outline5" style:family="presentation" style:parent-style-name="CUSTOM_5f_9_5f_1_5f_1-outline4">
      <style:paragraph-properties fo:margin-top="0.1cm" fo:margin-bottom="0cm"/>
      <style:text-properties fo:font-size="20pt" style:font-size-asian="20pt" style:font-size-complex="20pt"/>
    </style:style>
    <style:style style:name="CUSTOM_5f_9_5f_1_5f_1-outline6" style:display-name="CUSTOM_9_1_1-outline6" style:family="presentation" style:parent-style-name="CUSTOM_5f_9_5f_1_5f_1-outline5">
      <style:paragraph-properties fo:margin-top="0.1cm" fo:margin-bottom="0cm"/>
      <style:text-properties fo:font-size="20pt" style:font-size-asian="20pt" style:font-size-complex="20pt"/>
    </style:style>
    <style:style style:name="CUSTOM_5f_9_5f_1_5f_1-outline7" style:display-name="CUSTOM_9_1_1-outline7" style:family="presentation" style:parent-style-name="CUSTOM_5f_9_5f_1_5f_1-outline6">
      <style:paragraph-properties fo:margin-top="0.1cm" fo:margin-bottom="0cm"/>
      <style:text-properties fo:font-size="20pt" style:font-size-asian="20pt" style:font-size-complex="20pt"/>
    </style:style>
    <style:style style:name="CUSTOM_5f_9_5f_1_5f_1-outline8" style:display-name="CUSTOM_9_1_1-outline8" style:family="presentation" style:parent-style-name="CUSTOM_5f_9_5f_1_5f_1-outline7">
      <style:paragraph-properties fo:margin-top="0.1cm" fo:margin-bottom="0cm"/>
      <style:text-properties fo:font-size="20pt" style:font-size-asian="20pt" style:font-size-complex="20pt"/>
    </style:style>
    <style:style style:name="CUSTOM_5f_9_5f_1_5f_1-outline9" style:display-name="CUSTOM_9_1_1-outline9" style:family="presentation" style:parent-style-name="CUSTOM_5f_9_5f_1_5f_1-outline8">
      <style:paragraph-properties fo:margin-top="0.1cm" fo:margin-bottom="0cm"/>
      <style:text-properties fo:font-size="20pt" style:font-size-asian="20pt" style:font-size-complex="20pt"/>
    </style:style>
    <style:style style:name="CUSTOM_5f_9_5f_1_5f_1-subtitle" style:display-name="CUSTOM_9_1_1-subtitle" style:family="presentation">
      <style:graphic-properties draw:stroke="none" draw:fill="none" draw:textarea-vertical-align="middle">
        <text:list-style style:name="CUSTOM_5f_9_5f_1_5f_1-subtitle" style:display-name="CUSTOM_9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_5f_1-title" style:display-name="CUSTOM_9_1_1-title" style:family="presentation">
      <style:graphic-properties draw:stroke="none" draw:fill="none" draw:textarea-vertical-align="middle">
        <text:list-style style:name="CUSTOM_5f_9_5f_1_5f_1-title" style:display-name="CUSTOM_9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16191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191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2e323b" draw:stroke-linejoin="round" draw:fill="solid" draw:fill-color="#2e323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e323b"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4" style:family="presentation" style:parent-style-name="CUSTOM-backgroundobjects">
      <style:graphic-properties draw:stroke="none" draw:fill="none" draw:fill-color="#ffffff" draw:auto-grow-height="false" fo:min-height="1.27cm"/>
    </style:style>
    <style:style style:name="Mpr5" style:family="presentation" style:parent-style-name="CUSTOM-backgroundobjects">
      <style:graphic-properties draw:stroke="none" draw:fill="none" draw:fill-color="#ffffff" draw:textarea-vertical-align="bottom" draw:auto-grow-height="false" fo:min-height="1.27cm"/>
    </style:style>
    <style:style style:name="Mpr6" style:family="presentation" style:parent-style-name="SECTION_5f_TITLE_5f_AND_5f_DESCRIPTION-backgroundobjects">
      <style:graphic-properties draw:stroke="none" draw:fill="none" draw:fill-color="#ffffff" draw:auto-grow-height="false" fo:min-height="1.27cm"/>
    </style:style>
    <style:style style:name="Mpr7" style:family="presentation" style:parent-style-name="SECTION_5f_TITLE_5f_AND_5f_DESCRIPTION-backgroundobjects">
      <style:graphic-properties draw:stroke="none" draw:fill="none" draw:fill-color="#ffffff" draw:textarea-vertical-align="bottom" draw:auto-grow-height="false" fo:min-height="1.27cm"/>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r10" style:family="presentation" style:parent-style-name="CUSTOM_5f_9_5f_1_5f_1-backgroundobjects">
      <style:graphic-properties draw:stroke="none" draw:fill="none" draw:fill-color="#ffffff" draw:auto-grow-height="false" fo:min-height="1.27cm"/>
    </style:style>
    <style:style style:name="Mpr11" style:family="presentation" style:parent-style-name="CUSTOM_5f_9_5f_1_5f_1-backgroundobjects">
      <style:graphic-properties draw:stroke="none" draw:fill="none" draw:fill-color="#ffffff" draw:textarea-vertical-align="bottom" draw:auto-grow-height="false" fo:min-height="1.27cm"/>
    </style:style>
    <style:style style:name="Mpr12" style:family="presentation" style:parent-style-name="CUSTOM_5f_1-backgroundobjects">
      <style:graphic-properties draw:stroke="none" draw:fill="none" draw:fill-color="#ffffff" draw:auto-grow-height="false" fo:min-height="1.27cm"/>
    </style:style>
    <style:style style:name="Mpr13" style:family="presentation" style:parent-style-name="CUSTOM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e323b"/>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ext-properties fo:font-size="28pt"/>
    </style:style>
    <style:style style:name="MP9"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707070"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MT2" style:family="text">
      <style:text-properties fo:font-variant="normal" fo:text-transform="none" fo:color="#ff5858" style:text-line-through-style="none" style:text-line-through-type="none" style:text-position="0% 100%" style:font-name="Fira Code" fo:font-size="28pt" fo:letter-spacing="normal" fo:font-style="normal" style:text-underline-style="none" fo:font-weight="normal" style:font-name-asian="Fira Code" style:font-size-asian="28pt" style:font-style-asian="normal" style:font-weight-asian="normal" style:font-name-complex="Fira Code" style:font-size-complex="28pt" style:font-style-complex="normal" style:font-weight-complex="normal"/>
    </style:style>
    <style:style style:name="MT3" style:family="text">
      <style:text-properties fo:font-variant="normal" fo:text-transform="none" fo:color="#e7e7e7"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MT4" style:family="text">
      <style:text-properties fo:font-variant="normal" fo:text-transform="none" fo:color="#ff5858" style:text-line-through-style="none" style:text-line-through-type="none" style:text-position="0% 100%" style:font-name="Fira Code" fo:font-size="12pt" fo:letter-spacing="normal" fo:font-style="normal" style:text-underline-style="solid" style:text-underline-width="auto" style:text-underline-color="font-color" fo:font-weight="bold" style:font-name-asian="Fira Code" style:font-size-asian="12pt" style:font-style-asian="normal" style:font-weight-asian="bold" style:font-name-complex="Fira Code"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58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9;p2" draw:style-name="Mgr3" draw:text-style-name="MP5" draw:layer="backgroundobjects" svg:width="25.399cm" svg:height="11.272cm" svg:x="0cm" svg:y="1.50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2" draw:style-name="Mgr3" draw:text-style-name="MP5" draw:layer="backgroundobjects" svg:width="12.699cm" svg:height="1.646cm" svg:x="0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16.079cm" svg:height="1.437cm" svg:x="3.926cm" svg:y="3.178cm" presentation:class="title" presentation:placeholder="true" presentation:user-transformed="true">
        <draw:text-box/>
      </draw:frame>
      <draw:custom-shape draw:name="Google Shape;14;p2" draw:style-name="Mgr4" draw:text-style-name="MP7" draw:layer="backgroundobjects" svg:width="1.191cm" svg:height="0.62cm" svg:x="1.973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4" draw:text-style-name="MP7" draw:layer="backgroundobjects" svg:width="1.191cm" svg:height="0.62cm" svg:x="1.973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4" draw:text-style-name="MP7" draw:layer="backgroundobjects" svg:width="1.191cm" svg:height="0.62cm" svg:x="1.973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2" draw:style-name="Mgr4" draw:text-style-name="MP7" draw:layer="backgroundobjects" svg:width="1.191cm" svg:height="0.62cm" svg:x="1.973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4" draw:text-style-name="MP7" draw:layer="backgroundobjects" svg:width="1.191cm" svg:height="0.62cm" svg:x="1.973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2" draw:style-name="Mgr4" draw:text-style-name="MP7" draw:layer="backgroundobjects" svg:width="1.191cm" svg:height="0.62cm" svg:x="1.973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2" draw:style-name="Mgr4" draw:text-style-name="MP7" draw:layer="backgroundobjects" svg:width="1.191cm" svg:height="0.62cm" svg:x="1.973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2" draw:style-name="Mgr4" draw:text-style-name="MP7" draw:layer="backgroundobjects" svg:width="1.191cm" svg:height="0.62cm" svg:x="1.973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2" draw:style-name="Mgr4" draw:text-style-name="MP7" draw:layer="backgroundobjects" svg:width="1.191cm" svg:height="0.62cm" svg:x="1.973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2" draw:style-name="Mgr4" draw:text-style-name="MP7" draw:layer="backgroundobjects" svg:width="1.191cm" svg:height="0.62cm" svg:x="1.973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2" draw:style-name="Mgr4" draw:text-style-name="MP7" draw:layer="backgroundobjects" svg:width="1.191cm" svg:height="0.62cm" svg:x="1.973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p2" draw:style-name="Mgr4" draw:text-style-name="MP7" draw:layer="backgroundobjects" svg:width="1.191cm" svg:height="0.62cm" svg:x="1.973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2" draw:style-name="Mgr4" draw:text-style-name="MP7" draw:layer="backgroundobjects" svg:width="1.191cm" svg:height="0.62cm" svg:x="1.973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2" draw:style-name="Mgr4" draw:text-style-name="MP7" draw:layer="backgroundobjects" svg:width="1.191cm" svg:height="0.62cm" svg:x="1.973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 style:page-layout-name="PM1" draw:style-name="Mdp1">
      <draw:custom-shape draw:name="Google Shape;185;p13" draw:style-name="Mgr5" draw:text-style-name="MP5" draw:layer="backgroundobjects" svg:width="25.399cm" svg:height="11.272cm" svg:x="0cm" svg:y="1.50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13" draw:style-name="Mgr5" draw:text-style-name="MP5" draw:layer="backgroundobjects" svg:width="12.699cm" svg:height="1.739cm" svg:x="12.7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7;p13" presentation:style-name="Mpr3" draw:text-style-name="MP9" draw:layer="backgroundobjects" svg:width="2.422cm" svg:height="0.939cm" svg:x="4.057cm" svg:y="3.991cm" presentation:class="title" presentation:user-transformed="true">
        <draw:text-box>
          <text:p text:style-name="MP8"><text:span text:style-name="MT2">xx%</text:span></text:p>
        </draw:text-box>
      </draw:frame>
      <draw:frame draw:name="Google Shape;190;p13" presentation:style-name="Mpr3" draw:text-style-name="MP9" draw:layer="backgroundobjects" svg:width="2.422cm" svg:height="0.939cm" svg:x="7.918cm" svg:y="6.722cm" presentation:class="title" presentation:user-transformed="true">
        <draw:text-box>
          <text:p text:style-name="MP8"><text:span text:style-name="MT2">xx%</text:span></text:p>
        </draw:text-box>
      </draw:frame>
      <draw:frame draw:name="Google Shape;193;p13" presentation:style-name="Mpr3" draw:text-style-name="MP9" draw:layer="backgroundobjects" svg:width="2.422cm" svg:height="0.939cm" svg:x="11.786cm" svg:y="9.445cm" presentation:class="title" presentation:user-transformed="true">
        <draw:text-box>
          <text:p text:style-name="MP8"><text:span text:style-name="MT2">xx%</text:span></text:p>
        </draw:text-box>
      </draw:frame>
      <draw:custom-shape draw:name="Google Shape;196;p13" draw:style-name="Mgr4" draw:text-style-name="MP7" draw:layer="backgroundobjects" svg:width="1.191cm" svg:height="0.62cm" svg:x="1.973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13" draw:style-name="Mgr4" draw:text-style-name="MP7" draw:layer="backgroundobjects" svg:width="1.191cm" svg:height="0.62cm" svg:x="1.973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13" draw:style-name="Mgr4" draw:text-style-name="MP7" draw:layer="backgroundobjects" svg:width="1.191cm" svg:height="0.62cm" svg:x="1.973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13" draw:style-name="Mgr4" draw:text-style-name="MP7" draw:layer="backgroundobjects" svg:width="1.191cm" svg:height="0.62cm" svg:x="1.973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13" draw:style-name="Mgr4" draw:text-style-name="MP7" draw:layer="backgroundobjects" svg:width="1.191cm" svg:height="0.62cm" svg:x="1.973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13" draw:style-name="Mgr4" draw:text-style-name="MP7" draw:layer="backgroundobjects" svg:width="1.191cm" svg:height="0.62cm" svg:x="1.973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3" draw:style-name="Mgr4" draw:text-style-name="MP7" draw:layer="backgroundobjects" svg:width="1.191cm" svg:height="0.62cm" svg:x="1.973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3" draw:style-name="Mgr4" draw:text-style-name="MP7" draw:layer="backgroundobjects" svg:width="1.191cm" svg:height="0.62cm" svg:x="1.973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13" draw:style-name="Mgr4" draw:text-style-name="MP7" draw:layer="backgroundobjects" svg:width="1.191cm" svg:height="0.62cm" svg:x="1.973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13" draw:style-name="Mgr4" draw:text-style-name="MP7" draw:layer="backgroundobjects" svg:width="1.191cm" svg:height="0.62cm" svg:x="1.973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13" draw:style-name="Mgr4" draw:text-style-name="MP7" draw:layer="backgroundobjects" svg:width="1.191cm" svg:height="0.62cm" svg:x="1.973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13" draw:style-name="Mgr4" draw:text-style-name="MP7" draw:layer="backgroundobjects" svg:width="1.191cm" svg:height="0.62cm" svg:x="1.973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3" draw:style-name="Mgr4" draw:text-style-name="MP7" draw:layer="backgroundobjects" svg:width="1.191cm" svg:height="0.62cm" svg:x="1.973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3" draw:style-name="Mgr4" draw:text-style-name="MP7" draw:layer="backgroundobjects" svg:width="1.191cm" svg:height="0.62cm" svg:x="1.973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0;p13" presentation:style-name="CUSTOM-title" draw:layer="backgroundobjects" svg:width="20.251cm" svg:height="1.502cm" svg:x="3.176cm" svg:y="1.619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144;p9" draw:style-name="Mgr5" draw:text-style-name="MP5" draw:layer="backgroundobjects" svg:width="25.399cm" svg:height="11.272cm" svg:x="0cm" svg:y="1.50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9" draw:style-name="Mgr5" draw:text-style-name="MP5" draw:layer="backgroundobjects" svg:width="12.699cm" svg:height="1.646cm" svg:x="0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9" presentation:style-name="SECTION_5f_TITLE_5f_AND_5f_DESCRIPTION-title" draw:layer="backgroundobjects" svg:width="11.236cm" svg:height="1.473cm" svg:x="3.143cm" svg:y="1.726cm" presentation:class="title" presentation:placeholder="true" presentation:user-transformed="true">
        <draw:text-box/>
      </draw:frame>
      <draw:custom-shape draw:name="Google Shape;148;p9" draw:style-name="Mgr4" draw:text-style-name="MP7" draw:layer="backgroundobjects" svg:width="1.191cm" svg:height="0.62cm" svg:x="1.973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9" draw:style-name="Mgr4" draw:text-style-name="MP7" draw:layer="backgroundobjects" svg:width="1.191cm" svg:height="0.62cm" svg:x="1.973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9" draw:style-name="Mgr4" draw:text-style-name="MP7" draw:layer="backgroundobjects" svg:width="1.191cm" svg:height="0.62cm" svg:x="1.973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9" draw:style-name="Mgr4" draw:text-style-name="MP7" draw:layer="backgroundobjects" svg:width="1.191cm" svg:height="0.62cm" svg:x="1.973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9" draw:style-name="Mgr4" draw:text-style-name="MP7" draw:layer="backgroundobjects" svg:width="1.191cm" svg:height="0.62cm" svg:x="1.973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9" draw:style-name="Mgr4" draw:text-style-name="MP7" draw:layer="backgroundobjects" svg:width="1.191cm" svg:height="0.62cm" svg:x="1.973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9" draw:style-name="Mgr4" draw:text-style-name="MP7" draw:layer="backgroundobjects" svg:width="1.191cm" svg:height="0.62cm" svg:x="1.973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9" draw:style-name="Mgr4" draw:text-style-name="MP7" draw:layer="backgroundobjects" svg:width="1.191cm" svg:height="0.62cm" svg:x="1.973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9" draw:style-name="Mgr4" draw:text-style-name="MP7" draw:layer="backgroundobjects" svg:width="1.191cm" svg:height="0.62cm" svg:x="1.973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9" draw:style-name="Mgr4" draw:text-style-name="MP7" draw:layer="backgroundobjects" svg:width="1.191cm" svg:height="0.62cm" svg:x="1.973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9" draw:style-name="Mgr4" draw:text-style-name="MP7" draw:layer="backgroundobjects" svg:width="1.191cm" svg:height="0.62cm" svg:x="1.973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9" draw:style-name="Mgr4" draw:text-style-name="MP7" draw:layer="backgroundobjects" svg:width="1.191cm" svg:height="0.62cm" svg:x="1.973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9" draw:style-name="Mgr4" draw:text-style-name="MP7" draw:layer="backgroundobjects" svg:width="1.191cm" svg:height="0.62cm" svg:x="1.973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9" draw:style-name="Mgr4" draw:text-style-name="MP7" draw:layer="backgroundobjects" svg:width="1.191cm" svg:height="0.62cm" svg:x="1.973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89;p6" draw:style-name="Mgr5" draw:text-style-name="MP5" draw:layer="backgroundobjects" svg:width="25.399cm" svg:height="11.272cm" svg:x="0cm" svg:y="1.50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6" draw:style-name="Mgr5" draw:text-style-name="MP5" draw:layer="backgroundobjects" svg:width="12.699cm" svg:height="1.646cm" svg:x="12.7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6" draw:style-name="Mgr4" draw:text-style-name="MP7" draw:layer="backgroundobjects" svg:width="1.191cm" svg:height="0.62cm" svg:x="1.973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6" draw:style-name="Mgr4" draw:text-style-name="MP7" draw:layer="backgroundobjects" svg:width="1.191cm" svg:height="0.62cm" svg:x="1.973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6" draw:style-name="Mgr4" draw:text-style-name="MP7" draw:layer="backgroundobjects" svg:width="1.191cm" svg:height="0.62cm" svg:x="1.973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6" draw:style-name="Mgr4" draw:text-style-name="MP7" draw:layer="backgroundobjects" svg:width="1.191cm" svg:height="0.62cm" svg:x="1.973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6" draw:style-name="Mgr4" draw:text-style-name="MP7" draw:layer="backgroundobjects" svg:width="1.191cm" svg:height="0.62cm" svg:x="1.973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6" draw:style-name="Mgr4" draw:text-style-name="MP7" draw:layer="backgroundobjects" svg:width="1.191cm" svg:height="0.62cm" svg:x="1.973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6" draw:style-name="Mgr4" draw:text-style-name="MP7" draw:layer="backgroundobjects" svg:width="1.191cm" svg:height="0.62cm" svg:x="1.973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6" draw:style-name="Mgr4" draw:text-style-name="MP7" draw:layer="backgroundobjects" svg:width="1.191cm" svg:height="0.62cm" svg:x="1.973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6" draw:style-name="Mgr4" draw:text-style-name="MP7" draw:layer="backgroundobjects" svg:width="1.191cm" svg:height="0.62cm" svg:x="1.973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6" draw:style-name="Mgr4" draw:text-style-name="MP7" draw:layer="backgroundobjects" svg:width="1.191cm" svg:height="0.62cm" svg:x="1.973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6" draw:style-name="Mgr4" draw:text-style-name="MP7" draw:layer="backgroundobjects" svg:width="1.191cm" svg:height="0.62cm" svg:x="1.973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6" draw:style-name="Mgr4" draw:text-style-name="MP7" draw:layer="backgroundobjects" svg:width="1.191cm" svg:height="0.62cm" svg:x="1.973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6" draw:style-name="Mgr4" draw:text-style-name="MP7" draw:layer="backgroundobjects" svg:width="1.191cm" svg:height="0.62cm" svg:x="1.973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6" draw:style-name="Mgr4" draw:text-style-name="MP7" draw:layer="backgroundobjects" svg:width="1.191cm" svg:height="0.62cm" svg:x="1.973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5;p6" presentation:style-name="TITLE_5f_ONLY-title" draw:layer="backgroundobjects" svg:width="20.251cm" svg:height="1.502cm" svg:x="3.176cm" svg:y="1.619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9_5f_1_5f_1" style:display-name="CUSTOM_9_1_1" style:page-layout-name="PM1" draw:style-name="Mdp1">
      <draw:custom-shape draw:name="Google Shape;376;p21" draw:style-name="Mgr5" draw:text-style-name="MP5" draw:layer="backgroundobjects" svg:width="25.399cm" svg:height="11.272cm" svg:x="0cm" svg:y="1.50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21" draw:style-name="Mgr5" draw:text-style-name="MP5" draw:layer="backgroundobjects" svg:width="12.699cm" svg:height="1.739cm" svg:x="12.7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1" draw:style-name="Mgr4" draw:text-style-name="MP7" draw:layer="backgroundobjects" svg:width="1.191cm" svg:height="0.62cm" svg:x="1.973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21" draw:style-name="Mgr4" draw:text-style-name="MP7" draw:layer="backgroundobjects" svg:width="1.191cm" svg:height="0.62cm" svg:x="1.973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1" draw:style-name="Mgr4" draw:text-style-name="MP7" draw:layer="backgroundobjects" svg:width="1.191cm" svg:height="0.62cm" svg:x="1.973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21" draw:style-name="Mgr4" draw:text-style-name="MP7" draw:layer="backgroundobjects" svg:width="1.191cm" svg:height="0.62cm" svg:x="1.973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21" draw:style-name="Mgr4" draw:text-style-name="MP7" draw:layer="backgroundobjects" svg:width="1.191cm" svg:height="0.62cm" svg:x="1.973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21" draw:style-name="Mgr4" draw:text-style-name="MP7" draw:layer="backgroundobjects" svg:width="1.191cm" svg:height="0.62cm" svg:x="1.973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21" draw:style-name="Mgr4" draw:text-style-name="MP7" draw:layer="backgroundobjects" svg:width="1.191cm" svg:height="0.62cm" svg:x="1.973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21" draw:style-name="Mgr4" draw:text-style-name="MP7" draw:layer="backgroundobjects" svg:width="1.191cm" svg:height="0.62cm" svg:x="1.973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21" draw:style-name="Mgr4" draw:text-style-name="MP7" draw:layer="backgroundobjects" svg:width="1.191cm" svg:height="0.62cm" svg:x="1.973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21" draw:style-name="Mgr4" draw:text-style-name="MP7" draw:layer="backgroundobjects" svg:width="1.191cm" svg:height="0.62cm" svg:x="1.973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21" draw:style-name="Mgr4" draw:text-style-name="MP7" draw:layer="backgroundobjects" svg:width="1.191cm" svg:height="0.62cm" svg:x="1.973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21" draw:style-name="Mgr4" draw:text-style-name="MP7" draw:layer="backgroundobjects" svg:width="1.191cm" svg:height="0.62cm" svg:x="1.973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21" draw:style-name="Mgr4" draw:text-style-name="MP7" draw:layer="backgroundobjects" svg:width="1.191cm" svg:height="0.62cm" svg:x="1.973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21" draw:style-name="Mgr4" draw:text-style-name="MP7" draw:layer="backgroundobjects" svg:width="1.191cm" svg:height="0.62cm" svg:x="1.973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2;p21" presentation:style-name="CUSTOM_5f_9_5f_1_5f_1-outline1" draw:layer="backgroundobjects" svg:width="14.197cm" svg:height="5.859cm" svg:x="5.807cm" svg:y="5.435cm" presentation:class="outline" presentation:placeholder="true" presentation:user-transformed="true">
        <draw:text-box/>
      </draw:frame>
      <draw:frame draw:name="Google Shape;394;p21" presentation:style-name="CUSTOM_5f_9_5f_1_5f_1-title" draw:layer="backgroundobjects" svg:width="20.251cm" svg:height="1.502cm" svg:x="3.176cm" svg:y="1.619cm" presentation:class="title" presentation:placeholder="true" presentation:user-transformed="true">
        <draw:text-box/>
      </draw:frame>
      <presentation:notes style:page-layout-name="PM2">
        <draw:page-thumbnail presentation:style-name="CUSTOM_5f_9_5f_1_5f_1-title" draw:layer="backgroundobjects" svg:width="16.931cm" svg:height="9.524cm" svg:x="1.059cm" svg:y="1.93cm" presentation:class="page"/>
        <draw:frame presentation:style-name="CUSTOM_5f_9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custom-shape draw:name="Google Shape;396;p22" draw:style-name="Mgr5" draw:text-style-name="MP5" draw:layer="backgroundobjects" svg:width="25.399cm" svg:height="11.272cm" svg:x="0cm" svg:y="1.50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22" draw:style-name="Mgr5" draw:text-style-name="MP5" draw:layer="backgroundobjects" svg:width="12.699cm" svg:height="1.739cm" svg:x="0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8;p22" presentation:style-name="CUSTOM_5f_1-title" draw:layer="backgroundobjects" svg:width="8.512cm" svg:height="1.497cm" svg:x="3.164cm" svg:y="1.617cm" presentation:class="title" presentation:placeholder="true" presentation:user-transformed="true">
        <draw:text-box/>
      </draw:frame>
      <draw:custom-shape draw:name="Google Shape;401;p22" draw:style-name="Mgr4" draw:text-style-name="MP7" draw:layer="backgroundobjects" svg:width="1.191cm" svg:height="0.62cm" svg:x="1.973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2" draw:style-name="Mgr4" draw:text-style-name="MP7" draw:layer="backgroundobjects" svg:width="1.191cm" svg:height="0.62cm" svg:x="1.973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22" draw:style-name="Mgr4" draw:text-style-name="MP7" draw:layer="backgroundobjects" svg:width="1.191cm" svg:height="0.62cm" svg:x="1.973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22" draw:style-name="Mgr4" draw:text-style-name="MP7" draw:layer="backgroundobjects" svg:width="1.191cm" svg:height="0.62cm" svg:x="1.973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22" draw:style-name="Mgr4" draw:text-style-name="MP7" draw:layer="backgroundobjects" svg:width="1.191cm" svg:height="0.62cm" svg:x="1.973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22" draw:style-name="Mgr4" draw:text-style-name="MP7" draw:layer="backgroundobjects" svg:width="1.191cm" svg:height="0.62cm" svg:x="1.973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22" draw:style-name="Mgr4" draw:text-style-name="MP7" draw:layer="backgroundobjects" svg:width="1.191cm" svg:height="0.62cm" svg:x="1.973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22" draw:style-name="Mgr4" draw:text-style-name="MP7" draw:layer="backgroundobjects" svg:width="1.191cm" svg:height="0.62cm" svg:x="1.973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22" draw:style-name="Mgr4" draw:text-style-name="MP7" draw:layer="backgroundobjects" svg:width="1.191cm" svg:height="0.62cm" svg:x="1.973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22" draw:style-name="Mgr4" draw:text-style-name="MP7" draw:layer="backgroundobjects" svg:width="1.191cm" svg:height="0.62cm" svg:x="1.973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22" draw:style-name="Mgr4" draw:text-style-name="MP7" draw:layer="backgroundobjects" svg:width="1.191cm" svg:height="0.62cm" svg:x="1.973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22" draw:style-name="Mgr4" draw:text-style-name="MP7" draw:layer="backgroundobjects" svg:width="1.191cm" svg:height="0.62cm" svg:x="1.973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22" draw:style-name="Mgr4" draw:text-style-name="MP7" draw:layer="backgroundobjects" svg:width="1.191cm" svg:height="0.62cm" svg:x="1.973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22" draw:style-name="Mgr4" draw:text-style-name="MP7" draw:layer="backgroundobjects" svg:width="1.191cm" svg:height="0.62cm" svg:x="1.973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22" draw:style-name="Mgr4" draw:text-style-name="MP7" draw:layer="backgroundobjects" svg:width="12.272cm" svg:height="1.772cm" svg:x="8.09cm" svg:y="8.576cm">
        <text:p text:style-name="MP6"><text:span text:style-name="MT3">CREDITS: This presentation template was created by </text:span><text:span text:style-name="MT4"><text:a xlink:href="http://bit.ly/2Tynxth" xlink:type="simple">Slidesgo</text:a></text:span><text:span text:style-name="MT3">, including icons by </text:span><text:span text:style-name="MT4"><text:a xlink:href="http://bit.ly/2TyoMsr" xlink:type="simple">Flaticon</text:a></text:span><text:span text:style-name="MT3">, and infographics &amp; images by </text:span><text:span text:style-name="MT4"><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3"/>
    <meta:generator>LibreOfficeDev/6.0.5.2$Linux_X86_64 LibreOffice_project/</meta:generator>
  </office:meta>
</office:document-meta>
</file>